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457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3.1445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8071in"/>
    </style:style>
    <style:style style:name="co11" style:family="table-column">
      <style:table-column-properties fo:break-before="auto" style:column-width="1.1717in"/>
    </style:style>
    <style:style style:name="co12" style:family="table-column">
      <style:table-column-properties fo:break-before="auto" style:column-width="4.291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 style:data-style-name="N100">
      <style:table-cell-properties fo:background-color="#ff4000"/>
    </style:style>
    <style:style style:name="ce6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prenotati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DenominazioneAppello</text:p>
          </table:table-cell>
          <table:table-cell table:style-name="ce1" office:value-type="string" calcext:value-type="string">
            <text:p>Num. Prenotazione</text:p>
          </table:table-cell>
          <table:table-cell table:style-name="ce1" office:value-type="string" calcext:value-type="string">
            <text:p>Data Prenotazione</text:p>
          </table:table-cell>
          <table:table-cell table:style-name="ce1" office:value-type="string" calcext:value-type="string">
            <text:p>Matricola</text:p>
          </table:table-cell>
          <table:table-cell table:style-name="ce1" office:value-type="string" calcext:value-type="string">
            <text:p>Cognom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ata Nascita</text:p>
          </table:table-cell>
          <table:table-cell table:style-name="ce1" office:value-type="string" calcext:value-type="string">
            <text:p>Codice Corso</text:p>
          </table:table-cell>
          <table:table-cell table:style-name="ce1" office:value-type="string" calcext:value-type="string">
            <text:p>Data Esame</text:p>
          </table:table-cell>
          <table:table-cell table:style-name="ce1" office:value-type="string" calcext:value-type="string">
            <text:p>Anno Imm.</text:p>
          </table:table-cell>
          <table:table-cell table:style-name="ce1" office:value-type="string" calcext:value-type="string">
            <text:p>Anno Iscr.</text:p>
          </table:table-cell>
          <table:table-cell table:style-name="ce1" office:value-type="string" calcext:value-type="string">
            <text:p>Email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8067803 - PROGRAMMAZIONE DEI CALCOLATORI CON LABORATORIO</text:p>
          </table:table-cell>
          <table:table-cell table:style-name="ce2" office:value-type="float" office:value="3983060" calcext:value-type="float">
            <text:p>3983060</text:p>
          </table:table-cell>
          <table:table-cell table:style-name="ce2" office:value-type="string" calcext:value-type="string">
            <text:p>27/10/2023</text:p>
          </table:table-cell>
          <table:table-cell table:style-name="ce2" office:value-type="float" office:value="346268" calcext:value-type="float">
            <text:p>346268</text:p>
          </table:table-cell>
          <table:table-cell table:style-name="ce2" office:value-type="string" calcext:value-type="string">
            <text:p>ABATE</text:p>
          </table:table-cell>
          <table:table-cell table:style-name="ce2" office:value-type="string" calcext:value-type="string">
            <text:p>MATTIA</text:p>
          </table:table-cell>
          <table:table-cell table:style-name="ce2" office:value-type="string" calcext:value-type="string">
            <text:p>20/11/2004</text:p>
          </table:table-cell>
          <table:table-cell table:style-name="ce2" office:value-type="string" calcext:value-type="string">
            <text:p>H02</text:p>
          </table:table-cell>
          <table:table-cell table:style-name="ce2" office:value-type="string" calcext:value-type="string">
            <text:p>31/10/2023</text:p>
          </table:table-cell>
          <table:table-cell table:style-name="ce2" office:value-type="string" calcext:value-type="string">
            <text:p>2023/2024</text:p>
          </table:table-cell>
          <table:table-cell table:style-name="ce2" office:value-type="string" calcext:value-type="string">
            <text:p>1 IN CORSO</text:p>
          </table:table-cell>
          <table:table-cell table:style-name="ce2" office:value-type="string" calcext:value-type="string">
            <text:p>mattia.abate@students.uniroma2.eu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8067803 - PROGRAMMAZIONE DEI CALCOLATORI CON LABORATORIO</text:p>
          </table:table-cell>
          <table:table-cell table:style-name="ce2" office:value-type="float" office:value="3982427" calcext:value-type="float">
            <text:p>3982427</text:p>
          </table:table-cell>
          <table:table-cell table:style-name="ce2" office:value-type="string" calcext:value-type="string">
            <text:p>25/10/2023</text:p>
          </table:table-cell>
          <table:table-cell table:style-name="ce2" office:value-type="float" office:value="343016" calcext:value-type="float">
            <text:p>343016</text:p>
          </table:table-cell>
          <table:table-cell table:style-name="ce2" office:value-type="string" calcext:value-type="string">
            <text:p>ALLEGRA</text:p>
          </table:table-cell>
          <table:table-cell table:style-name="ce2" office:value-type="string" calcext:value-type="string">
            <text:p>DAVIDE</text:p>
          </table:table-cell>
          <table:table-cell table:style-name="ce2" office:value-type="string" calcext:value-type="string">
            <text:p>23/11/2004</text:p>
          </table:table-cell>
          <table:table-cell table:style-name="ce2" office:value-type="string" calcext:value-type="string">
            <text:p>H02</text:p>
          </table:table-cell>
          <table:table-cell table:style-name="ce2" office:value-type="string" calcext:value-type="string">
            <text:p>31/10/2023</text:p>
          </table:table-cell>
          <table:table-cell table:style-name="ce2" office:value-type="string" calcext:value-type="string">
            <text:p>2023/2024</text:p>
          </table:table-cell>
          <table:table-cell table:style-name="ce2" office:value-type="string" calcext:value-type="string">
            <text:p>1 IN CORSO</text:p>
          </table:table-cell>
          <table:table-cell table:style-name="ce2" office:value-type="string" calcext:value-type="string">
            <text:p>davide.allegra@students.uniroma2.eu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8067803 - PROGRAMMAZIONE DEI CALCOLATORI CON LABORATORIO</text:p>
          </table:table-cell>
          <table:table-cell table:style-name="ce3" office:value-type="float" office:value="3982606" calcext:value-type="float">
            <text:p>3982606</text:p>
          </table:table-cell>
          <table:table-cell table:style-name="ce3" office:value-type="string" calcext:value-type="string">
            <text:p>26/10/2023</text:p>
          </table:table-cell>
          <table:table-cell table:style-name="ce3" office:value-type="float" office:value="346735" calcext:value-type="float">
            <text:p>346735</text:p>
          </table:table-cell>
          <table:table-cell table:style-name="ce3" office:value-type="string" calcext:value-type="string">
            <text:p>ALTAMURA</text:p>
          </table:table-cell>
          <table:table-cell table:style-name="ce3" office:value-type="string" calcext:value-type="string">
            <text:p>IMRAN</text:p>
          </table:table-cell>
          <table:table-cell table:style-name="ce5" office:value-type="string" calcext:value-type="string">
            <text:p>02/02/2001</text:p>
          </table:table-cell>
          <table:table-cell table:style-name="ce3" office:value-type="string" calcext:value-type="string">
            <text:p>H02</text:p>
          </table:table-cell>
          <table:table-cell table:style-name="ce3" office:value-type="string" calcext:value-type="string">
            <text:p>31/10/2023</text:p>
          </table:table-cell>
          <table:table-cell table:style-name="ce3" office:value-type="string" calcext:value-type="string">
            <text:p>2023/2024</text:p>
          </table:table-cell>
          <table:table-cell table:style-name="ce3" office:value-type="string" calcext:value-type="string">
            <text:p>1 IN CORSO</text:p>
          </table:table-cell>
          <table:table-cell table:style-name="ce3" office:value-type="string" calcext:value-type="string">
            <text:p>imran.altamura@students.uniroma2.eu</text:p>
          </table:table-cell>
          <table:table-cell table:style-name="ce3" table:number-columns-repeated="1012"/>
        </table:table-row>
        <table:table-row table:style-name="ro1">
          <table:table-cell table:style-name="ce2" office:value-type="string" calcext:value-type="string">
            <text:p>8067803 - PROGRAMMAZIONE DEI CALCOLATORI CON LABORATORIO</text:p>
          </table:table-cell>
          <table:table-cell table:style-name="ce2" office:value-type="float" office:value="3982912" calcext:value-type="float">
            <text:p>3982912</text:p>
          </table:table-cell>
          <table:table-cell table:style-name="ce2" office:value-type="string" calcext:value-type="string">
            <text:p>26/10/2023</text:p>
          </table:table-cell>
          <table:table-cell table:style-name="ce2" office:value-type="float" office:value="343637" calcext:value-type="float">
            <text:p>343637</text:p>
          </table:table-cell>
          <table:table-cell table:style-name="ce2" office:value-type="string" calcext:value-type="string">
            <text:p>AQUILANTI</text:p>
          </table:table-cell>
          <table:table-cell table:style-name="ce2" office:value-type="string" calcext:value-type="string">
            <text:p>FRANCESCO</text:p>
          </table:table-cell>
          <table:table-cell table:style-name="ce6" office:value-type="string" calcext:value-type="string">
            <text:p>06/09/2004</text:p>
          </table:table-cell>
          <table:table-cell table:style-name="ce2" office:value-type="string" calcext:value-type="string">
            <text:p>H02</text:p>
          </table:table-cell>
          <table:table-cell table:style-name="ce2" office:value-type="string" calcext:value-type="string">
            <text:p>31/10/2023</text:p>
          </table:table-cell>
          <table:table-cell table:style-name="ce2" office:value-type="string" calcext:value-type="string">
            <text:p>2023/2024</text:p>
          </table:table-cell>
          <table:table-cell table:style-name="ce2" office:value-type="string" calcext:value-type="string">
            <text:p>1 IN CORSO</text:p>
          </table:table-cell>
          <table:table-cell table:style-name="ce2" office:value-type="string" calcext:value-type="string">
            <text:p>francesco.aquilanti@students.uniroma2.eu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21" calcext:value-type="float">
            <text:p>3981721</text:p>
          </table:table-cell>
          <table:table-cell office:value-type="string" calcext:value-type="string">
            <text:p>23/10/2023</text:p>
          </table:table-cell>
          <table:table-cell office:value-type="float" office:value="340804" calcext:value-type="float">
            <text:p>340804</text:p>
          </table:table-cell>
          <table:table-cell office:value-type="string" calcext:value-type="string">
            <text:p>ARBIA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23/09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aurora.arbia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997" calcext:value-type="float">
            <text:p>3982997</text:p>
          </table:table-cell>
          <table:table-cell office:value-type="string" calcext:value-type="string">
            <text:p>27/10/2023</text:p>
          </table:table-cell>
          <table:table-cell office:value-type="float" office:value="349701" calcext:value-type="float">
            <text:p>349701</text:p>
          </table:table-cell>
          <table:table-cell office:value-type="string" calcext:value-type="string">
            <text:p>ASOFRONIE</text:p>
          </table:table-cell>
          <table:table-cell office:value-type="string" calcext:value-type="string">
            <text:p>ALESSIO MATTEO</text:p>
          </table:table-cell>
          <table:table-cell table:style-name="ce7" office:value-type="string" calcext:value-type="string">
            <text:p>12/04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alessiomatteo.asofronie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998" calcext:value-type="float">
            <text:p>3981998</text:p>
          </table:table-cell>
          <table:table-cell office:value-type="string" calcext:value-type="string">
            <text:p>24/10/2023</text:p>
          </table:table-cell>
          <table:table-cell office:value-type="float" office:value="343114" calcext:value-type="float">
            <text:p>343114</text:p>
          </table:table-cell>
          <table:table-cell office:value-type="string" calcext:value-type="string">
            <text:p>AVELLA</text:p>
          </table:table-cell>
          <table:table-cell office:value-type="string" calcext:value-type="string">
            <text:p>ALESSIA</text:p>
          </table:table-cell>
          <table:table-cell office:value-type="string" calcext:value-type="string">
            <text:p>30/01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alessia.avella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433" calcext:value-type="float">
            <text:p>3982433</text:p>
          </table:table-cell>
          <table:table-cell office:value-type="string" calcext:value-type="string">
            <text:p>25/10/2023</text:p>
          </table:table-cell>
          <table:table-cell office:value-type="float" office:value="343178" calcext:value-type="float">
            <text:p>343178</text:p>
          </table:table-cell>
          <table:table-cell office:value-type="string" calcext:value-type="string">
            <text:p>BALLANTIN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15/02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uca.ballantin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79" calcext:value-type="float">
            <text:p>3981779</text:p>
          </table:table-cell>
          <table:table-cell office:value-type="string" calcext:value-type="string">
            <text:p>23/10/2023</text:p>
          </table:table-cell>
          <table:table-cell office:value-type="float" office:value="339742" calcext:value-type="float">
            <text:p>339742</text:p>
          </table:table-cell>
          <table:table-cell office:value-type="string" calcext:value-type="string">
            <text:p>BARONTINI</text:p>
          </table:table-cell>
          <table:table-cell office:value-type="string" calcext:value-type="string">
            <text:p>ALESSANDRO</text:p>
          </table:table-cell>
          <table:table-cell table:style-name="ce7" office:value-type="string" calcext:value-type="string">
            <text:p>08/07/2000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alessandro.barontin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353" calcext:value-type="float">
            <text:p>3982353</text:p>
          </table:table-cell>
          <table:table-cell office:value-type="string" calcext:value-type="string">
            <text:p>25/10/2023</text:p>
          </table:table-cell>
          <table:table-cell office:value-type="float" office:value="345578" calcext:value-type="float">
            <text:p>345578</text:p>
          </table:table-cell>
          <table:table-cell office:value-type="string" calcext:value-type="string">
            <text:p>BASILI</text:p>
          </table:table-cell>
          <table:table-cell office:value-type="string" calcext:value-type="string">
            <text:p>LUDOVICA</text:p>
          </table:table-cell>
          <table:table-cell office:value-type="string" calcext:value-type="string">
            <text:p>13/06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udovica.basili.01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594" calcext:value-type="float">
            <text:p>3982594</text:p>
          </table:table-cell>
          <table:table-cell office:value-type="string" calcext:value-type="string">
            <text:p>26/10/2023</text:p>
          </table:table-cell>
          <table:table-cell office:value-type="float" office:value="348309" calcext:value-type="float">
            <text:p>348309</text:p>
          </table:table-cell>
          <table:table-cell office:value-type="string" calcext:value-type="string">
            <text:p>BASTIANELLI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30/01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federico.bastianell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488" calcext:value-type="float">
            <text:p>3982488</text:p>
          </table:table-cell>
          <table:table-cell office:value-type="string" calcext:value-type="string">
            <text:p>25/10/2023</text:p>
          </table:table-cell>
          <table:table-cell office:value-type="float" office:value="347213" calcext:value-type="float">
            <text:p>347213</text:p>
          </table:table-cell>
          <table:table-cell office:value-type="string" calcext:value-type="string">
            <text:p>BATTISTONI</text:p>
          </table:table-cell>
          <table:table-cell office:value-type="string" calcext:value-type="string">
            <text:p>SAMUELE</text:p>
          </table:table-cell>
          <table:table-cell table:style-name="ce7" office:value-type="string" calcext:value-type="string">
            <text:p>07/01/2002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samuele.battiston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260" calcext:value-type="float">
            <text:p>3983260</text:p>
          </table:table-cell>
          <table:table-cell office:value-type="string" calcext:value-type="string">
            <text:p>27/10/2023</text:p>
          </table:table-cell>
          <table:table-cell office:value-type="float" office:value="349538" calcext:value-type="float">
            <text:p>349538</text:p>
          </table:table-cell>
          <table:table-cell office:value-type="string" calcext:value-type="string">
            <text:p>BERNARDI</text:p>
          </table:table-cell>
          <table:table-cell office:value-type="string" calcext:value-type="string">
            <text:p>VALERIO</text:p>
          </table:table-cell>
          <table:table-cell table:style-name="ce7" office:value-type="string" calcext:value-type="string">
            <text:p>12/05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valerio.bernard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315" calcext:value-type="float">
            <text:p>3983315</text:p>
          </table:table-cell>
          <table:table-cell office:value-type="string" calcext:value-type="string">
            <text:p>28/10/2023</text:p>
          </table:table-cell>
          <table:table-cell office:value-type="float" office:value="345340" calcext:value-type="float">
            <text:p>345340</text:p>
          </table:table-cell>
          <table:table-cell office:value-type="string" calcext:value-type="string">
            <text:p>BERNRDESCH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22/06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uca.bernrdesch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357" calcext:value-type="float">
            <text:p>3982357</text:p>
          </table:table-cell>
          <table:table-cell office:value-type="string" calcext:value-type="string">
            <text:p>25/10/2023</text:p>
          </table:table-cell>
          <table:table-cell office:value-type="float" office:value="344259" calcext:value-type="float">
            <text:p>344259</text:p>
          </table:table-cell>
          <table:table-cell office:value-type="string" calcext:value-type="string">
            <text:p>BERTOLINO</text:p>
          </table:table-cell>
          <table:table-cell office:value-type="string" calcext:value-type="string">
            <text:p>EMANUELE</text:p>
          </table:table-cell>
          <table:table-cell office:value-type="string" calcext:value-type="string">
            <text:p>30/11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emanuele.bertolin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264" calcext:value-type="float">
            <text:p>3982264</text:p>
          </table:table-cell>
          <table:table-cell office:value-type="string" calcext:value-type="string">
            <text:p>25/10/2023</text:p>
          </table:table-cell>
          <table:table-cell office:value-type="float" office:value="344152" calcext:value-type="float">
            <text:p>344152</text:p>
          </table:table-cell>
          <table:table-cell office:value-type="string" calcext:value-type="string">
            <text:p>BESO</text:p>
          </table:table-cell>
          <table:table-cell office:value-type="string" calcext:value-type="string">
            <text:p>FRANCESCA</text:p>
          </table:table-cell>
          <table:table-cell table:style-name="ce7" office:value-type="string" calcext:value-type="string">
            <text:p>08/12/2002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francesca.bes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82" calcext:value-type="float">
            <text:p>3981882</text:p>
          </table:table-cell>
          <table:table-cell office:value-type="string" calcext:value-type="string">
            <text:p>24/10/2023</text:p>
          </table:table-cell>
          <table:table-cell office:value-type="float" office:value="340939" calcext:value-type="float">
            <text:p>340939</text:p>
          </table:table-cell>
          <table:table-cell office:value-type="string" calcext:value-type="string">
            <text:p>BOMBARDIERE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25/09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uca.bombardiere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516" calcext:value-type="float">
            <text:p>3982516</text:p>
          </table:table-cell>
          <table:table-cell office:value-type="string" calcext:value-type="string">
            <text:p>25/10/2023</text:p>
          </table:table-cell>
          <table:table-cell office:value-type="float" office:value="347452" calcext:value-type="float">
            <text:p>347452</text:p>
          </table:table-cell>
          <table:table-cell office:value-type="string" calcext:value-type="string">
            <text:p>BORGIOLI</text:p>
          </table:table-cell>
          <table:table-cell office:value-type="string" calcext:value-type="string">
            <text:p>FRANCESCA</text:p>
          </table:table-cell>
          <table:table-cell table:style-name="ce7" office:value-type="string" calcext:value-type="string">
            <text:p>09/11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francesca.borgiol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507" calcext:value-type="float">
            <text:p>3982507</text:p>
          </table:table-cell>
          <table:table-cell office:value-type="string" calcext:value-type="string">
            <text:p>25/10/2023</text:p>
          </table:table-cell>
          <table:table-cell office:value-type="float" office:value="339509" calcext:value-type="float">
            <text:p>339509</text:p>
          </table:table-cell>
          <table:table-cell office:value-type="string" calcext:value-type="string">
            <text:p>BOTTEGA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19/11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simone.bottega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48" calcext:value-type="float">
            <text:p>3981748</text:p>
          </table:table-cell>
          <table:table-cell office:value-type="string" calcext:value-type="string">
            <text:p>23/10/2023</text:p>
          </table:table-cell>
          <table:table-cell office:value-type="float" office:value="344967" calcext:value-type="float">
            <text:p>344967</text:p>
          </table:table-cell>
          <table:table-cell office:value-type="string" calcext:value-type="string">
            <text:p>BREGA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16/08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federico.brega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599" calcext:value-type="float">
            <text:p>3982599</text:p>
          </table:table-cell>
          <table:table-cell office:value-type="string" calcext:value-type="string">
            <text:p>26/10/2023</text:p>
          </table:table-cell>
          <table:table-cell office:value-type="float" office:value="343910" calcext:value-type="float">
            <text:p>343910</text:p>
          </table:table-cell>
          <table:table-cell office:value-type="string" calcext:value-type="string">
            <text:p>BRESCIANI</text:p>
          </table:table-cell>
          <table:table-cell office:value-type="string" calcext:value-type="string">
            <text:p>LORENZO</text:p>
          </table:table-cell>
          <table:table-cell table:style-name="ce7" office:value-type="string" calcext:value-type="string">
            <text:p>04/02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orenzo.brescian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787" calcext:value-type="float">
            <text:p>3982787</text:p>
          </table:table-cell>
          <table:table-cell office:value-type="string" calcext:value-type="string">
            <text:p>26/10/2023</text:p>
          </table:table-cell>
          <table:table-cell office:value-type="float" office:value="342909" calcext:value-type="float">
            <text:p>342909</text:p>
          </table:table-cell>
          <table:table-cell office:value-type="string" calcext:value-type="string">
            <text:p>BUONGIORNO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27/06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simone.buongiorn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47" calcext:value-type="float">
            <text:p>3981847</text:p>
          </table:table-cell>
          <table:table-cell office:value-type="string" calcext:value-type="string">
            <text:p>24/10/2023</text:p>
          </table:table-cell>
          <table:table-cell office:value-type="float" office:value="342211" calcext:value-type="float">
            <text:p>342211</text:p>
          </table:table-cell>
          <table:table-cell office:value-type="string" calcext:value-type="string">
            <text:p>BUTI</text:p>
          </table:table-cell>
          <table:table-cell office:value-type="string" calcext:value-type="string">
            <text:p>ALESSIO</text:p>
          </table:table-cell>
          <table:table-cell office:value-type="string" calcext:value-type="string">
            <text:p>15/05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alessio.but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04" calcext:value-type="float">
            <text:p>3981704</text:p>
          </table:table-cell>
          <table:table-cell office:value-type="string" calcext:value-type="string">
            <text:p>23/10/2023</text:p>
          </table:table-cell>
          <table:table-cell office:value-type="float" office:value="339933" calcext:value-type="float">
            <text:p>339933</text:p>
          </table:table-cell>
          <table:table-cell office:value-type="string" calcext:value-type="string">
            <text:p>CANTARINI</text:p>
          </table:table-cell>
          <table:table-cell office:value-type="string" calcext:value-type="string">
            <text:p>FILIPPO</text:p>
          </table:table-cell>
          <table:table-cell office:value-type="string" calcext:value-type="string">
            <text:p>23/11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filippo.cantarini@students.uniroma2.eu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8067803 - PROGRAMMAZIONE DEI CALCOLATORI CON LABORATORIO</text:p>
          </table:table-cell>
          <table:table-cell table:style-name="ce2" office:value-type="float" office:value="3983095" calcext:value-type="float">
            <text:p>3983095</text:p>
          </table:table-cell>
          <table:table-cell table:style-name="ce2" office:value-type="string" calcext:value-type="string">
            <text:p>27/10/2023</text:p>
          </table:table-cell>
          <table:table-cell table:style-name="ce2" office:value-type="float" office:value="346796" calcext:value-type="float">
            <text:p>346796</text:p>
          </table:table-cell>
          <table:table-cell table:style-name="ce2" office:value-type="string" calcext:value-type="string">
            <text:p>CANTORE</text:p>
          </table:table-cell>
          <table:table-cell table:style-name="ce2" office:value-type="string" calcext:value-type="string">
            <text:p>FILIPPO</text:p>
          </table:table-cell>
          <table:table-cell table:style-name="ce2" office:value-type="string" calcext:value-type="string">
            <text:p>26/03/2005</text:p>
          </table:table-cell>
          <table:table-cell table:style-name="ce2" office:value-type="string" calcext:value-type="string">
            <text:p>H02</text:p>
          </table:table-cell>
          <table:table-cell table:style-name="ce2" office:value-type="string" calcext:value-type="string">
            <text:p>31/10/2023</text:p>
          </table:table-cell>
          <table:table-cell table:style-name="ce2" office:value-type="string" calcext:value-type="string">
            <text:p>2023/2024</text:p>
          </table:table-cell>
          <table:table-cell table:style-name="ce2" office:value-type="string" calcext:value-type="string">
            <text:p>1 IN CORSO</text:p>
          </table:table-cell>
          <table:table-cell table:style-name="ce2" office:value-type="string" calcext:value-type="string">
            <text:p>filippo.cantore@students.uniroma2.eu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45" calcext:value-type="float">
            <text:p>3981745</text:p>
          </table:table-cell>
          <table:table-cell office:value-type="string" calcext:value-type="string">
            <text:p>23/10/2023</text:p>
          </table:table-cell>
          <table:table-cell office:value-type="float" office:value="344136" calcext:value-type="float">
            <text:p>344136</text:p>
          </table:table-cell>
          <table:table-cell office:value-type="string" calcext:value-type="string">
            <text:p>CAPASA</text:p>
          </table:table-cell>
          <table:table-cell office:value-type="string" calcext:value-type="string">
            <text:p>SIMONE</text:p>
          </table:table-cell>
          <table:table-cell table:style-name="ce7" office:value-type="string" calcext:value-type="string">
            <text:p>03/04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simone.capasa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169" calcext:value-type="float">
            <text:p>3982169</text:p>
          </table:table-cell>
          <table:table-cell office:value-type="string" calcext:value-type="string">
            <text:p>24/10/2023</text:p>
          </table:table-cell>
          <table:table-cell office:value-type="float" office:value="343772" calcext:value-type="float">
            <text:p>343772</text:p>
          </table:table-cell>
          <table:table-cell office:value-type="string" calcext:value-type="string">
            <text:p>CARNEVALE</text:p>
          </table:table-cell>
          <table:table-cell office:value-type="string" calcext:value-type="string">
            <text:p>FILIPPO</text:p>
          </table:table-cell>
          <table:table-cell table:style-name="ce7" office:value-type="string" calcext:value-type="string">
            <text:p>03/09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filippo.carnevale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506" calcext:value-type="float">
            <text:p>3983506</text:p>
          </table:table-cell>
          <table:table-cell office:value-type="string" calcext:value-type="string">
            <text:p>29/10/2023</text:p>
          </table:table-cell>
          <table:table-cell office:value-type="float" office:value="339986" calcext:value-type="float">
            <text:p>339986</text:p>
          </table:table-cell>
          <table:table-cell office:value-type="string" calcext:value-type="string">
            <text:p>CARPINETA</text:p>
          </table:table-cell>
          <table:table-cell office:value-type="string" calcext:value-type="string">
            <text:p>FEDERICO</text:p>
          </table:table-cell>
          <table:table-cell table:style-name="ce7" office:value-type="string" calcext:value-type="string">
            <text:p>12/03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federico.carpineta.04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395" calcext:value-type="float">
            <text:p>3982395</text:p>
          </table:table-cell>
          <table:table-cell office:value-type="string" calcext:value-type="string">
            <text:p>25/10/2023</text:p>
          </table:table-cell>
          <table:table-cell office:value-type="float" office:value="342827" calcext:value-type="float">
            <text:p>342827</text:p>
          </table:table-cell>
          <table:table-cell office:value-type="string" calcext:value-type="string">
            <text:p>CASCIOLA</text:p>
          </table:table-cell>
          <table:table-cell office:value-type="string" calcext:value-type="string">
            <text:p>MIRKO</text:p>
          </table:table-cell>
          <table:table-cell table:style-name="ce7" office:value-type="string" calcext:value-type="string">
            <text:p>07/12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mirko.casciola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472" calcext:value-type="float">
            <text:p>3982472</text:p>
          </table:table-cell>
          <table:table-cell office:value-type="string" calcext:value-type="string">
            <text:p>25/10/2023</text:p>
          </table:table-cell>
          <table:table-cell office:value-type="float" office:value="343973" calcext:value-type="float">
            <text:p>343973</text:p>
          </table:table-cell>
          <table:table-cell office:value-type="string" calcext:value-type="string">
            <text:p>CASTELLI</text:p>
          </table:table-cell>
          <table:table-cell office:value-type="string" calcext:value-type="string">
            <text:p>FLAVIO</text:p>
          </table:table-cell>
          <table:table-cell office:value-type="string" calcext:value-type="string">
            <text:p>23/01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flavio.castell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26" calcext:value-type="float">
            <text:p>3981826</text:p>
          </table:table-cell>
          <table:table-cell office:value-type="string" calcext:value-type="string">
            <text:p>24/10/2023</text:p>
          </table:table-cell>
          <table:table-cell office:value-type="float" office:value="342501" calcext:value-type="float">
            <text:p>342501</text:p>
          </table:table-cell>
          <table:table-cell office:value-type="string" calcext:value-type="string">
            <text:p>CHICCA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20/12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orenzo.chicca.20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55" calcext:value-type="float">
            <text:p>3981755</text:p>
          </table:table-cell>
          <table:table-cell office:value-type="string" calcext:value-type="string">
            <text:p>23/10/2023</text:p>
          </table:table-cell>
          <table:table-cell office:value-type="float" office:value="341811" calcext:value-type="float">
            <text:p>341811</text:p>
          </table:table-cell>
          <table:table-cell office:value-type="string" calcext:value-type="string">
            <text:p>CIAMPI</text:p>
          </table:table-cell>
          <table:table-cell office:value-type="string" calcext:value-type="string">
            <text:p>ILARIA</text:p>
          </table:table-cell>
          <table:table-cell table:style-name="ce7" office:value-type="string" calcext:value-type="string">
            <text:p>06/10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ilaria.ciamp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50" calcext:value-type="float">
            <text:p>3981850</text:p>
          </table:table-cell>
          <table:table-cell office:value-type="string" calcext:value-type="string">
            <text:p>24/10/2023</text:p>
          </table:table-cell>
          <table:table-cell office:value-type="float" office:value="342754" calcext:value-type="float">
            <text:p>342754</text:p>
          </table:table-cell>
          <table:table-cell office:value-type="string" calcext:value-type="string">
            <text:p>CIAVARDINI</text:p>
          </table:table-cell>
          <table:table-cell office:value-type="string" calcext:value-type="string">
            <text:p>GIANLUCA</text:p>
          </table:table-cell>
          <table:table-cell table:style-name="ce7" office:value-type="string" calcext:value-type="string">
            <text:p>04/11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gianluca.ciavardin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503" calcext:value-type="float">
            <text:p>3983503</text:p>
          </table:table-cell>
          <table:table-cell office:value-type="string" calcext:value-type="string">
            <text:p>29/10/2023</text:p>
          </table:table-cell>
          <table:table-cell office:value-type="float" office:value="348850" calcext:value-type="float">
            <text:p>348850</text:p>
          </table:table-cell>
          <table:table-cell office:value-type="string" calcext:value-type="string">
            <text:p>CIMITAN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16/03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eonardo.cimitan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24" calcext:value-type="float">
            <text:p>3981824</text:p>
          </table:table-cell>
          <table:table-cell office:value-type="string" calcext:value-type="string">
            <text:p>24/10/2023</text:p>
          </table:table-cell>
          <table:table-cell office:value-type="float" office:value="343946" calcext:value-type="float">
            <text:p>343946</text:p>
          </table:table-cell>
          <table:table-cell office:value-type="string" calcext:value-type="string">
            <text:p>CIOCCI</text:p>
          </table:table-cell>
          <table:table-cell office:value-type="string" calcext:value-type="string">
            <text:p>ADRIANO</text:p>
          </table:table-cell>
          <table:table-cell office:value-type="string" calcext:value-type="string">
            <text:p>17/03/2005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adriano.ciocc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24" calcext:value-type="float">
            <text:p>3981724</text:p>
          </table:table-cell>
          <table:table-cell office:value-type="string" calcext:value-type="string">
            <text:p>23/10/2023</text:p>
          </table:table-cell>
          <table:table-cell office:value-type="float" office:value="342551" calcext:value-type="float">
            <text:p>342551</text:p>
          </table:table-cell>
          <table:table-cell office:value-type="string" calcext:value-type="string">
            <text:p>COLASUGA</text:p>
          </table:table-cell>
          <table:table-cell office:value-type="string" calcext:value-type="string">
            <text:p>DARIO</text:p>
          </table:table-cell>
          <table:table-cell table:style-name="ce7" office:value-type="string" calcext:value-type="string">
            <text:p>10/10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dario.colasuga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245" calcext:value-type="float">
            <text:p>3982245</text:p>
          </table:table-cell>
          <table:table-cell office:value-type="string" calcext:value-type="string">
            <text:p>25/10/2023</text:p>
          </table:table-cell>
          <table:table-cell office:value-type="float" office:value="334907" calcext:value-type="float">
            <text:p>334907</text:p>
          </table:table-cell>
          <table:table-cell office:value-type="string" calcext:value-type="string">
            <text:p>COLOZZI</text:p>
          </table:table-cell>
          <table:table-cell office:value-type="string" calcext:value-type="string">
            <text:p>LORENZO</text:p>
          </table:table-cell>
          <table:table-cell table:style-name="ce7" office:value-type="string" calcext:value-type="string">
            <text:p>08/12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2/2023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orenzo.colozzi@students.uniroma2.eu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8067803 - PROGRAMMAZIONE DEI CALCOLATORI CON LABORATORIO</text:p>
          </table:table-cell>
          <table:table-cell table:style-name="ce2" office:value-type="float" office:value="3981722" calcext:value-type="float">
            <text:p>3981722</text:p>
          </table:table-cell>
          <table:table-cell table:style-name="ce2" office:value-type="string" calcext:value-type="string">
            <text:p>23/10/2023</text:p>
          </table:table-cell>
          <table:table-cell table:style-name="ce2" office:value-type="float" office:value="339677" calcext:value-type="float">
            <text:p>339677</text:p>
          </table:table-cell>
          <table:table-cell table:style-name="ce2" office:value-type="string" calcext:value-type="string">
            <text:p>CORATTI</text:p>
          </table:table-cell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17/11/2001</text:p>
          </table:table-cell>
          <table:table-cell table:style-name="ce2" office:value-type="string" calcext:value-type="string">
            <text:p>H02</text:p>
          </table:table-cell>
          <table:table-cell table:style-name="ce2" office:value-type="string" calcext:value-type="string">
            <text:p>31/10/2023</text:p>
          </table:table-cell>
          <table:table-cell table:style-name="ce2" office:value-type="string" calcext:value-type="string">
            <text:p>2023/2024</text:p>
          </table:table-cell>
          <table:table-cell table:style-name="ce2" office:value-type="string" calcext:value-type="string">
            <text:p>1 IN CORSO</text:p>
          </table:table-cell>
          <table:table-cell table:style-name="ce2" office:value-type="string" calcext:value-type="string">
            <text:p>thomas.coratti@students.uniroma2.eu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878" calcext:value-type="float">
            <text:p>3982878</text:p>
          </table:table-cell>
          <table:table-cell office:value-type="string" calcext:value-type="string">
            <text:p>26/10/2023</text:p>
          </table:table-cell>
          <table:table-cell office:value-type="float" office:value="343167" calcext:value-type="float">
            <text:p>343167</text:p>
          </table:table-cell>
          <table:table-cell office:value-type="string" calcext:value-type="string">
            <text:p>CORSETTI</text:p>
          </table:table-cell>
          <table:table-cell office:value-type="string" calcext:value-type="string">
            <text:p>MATTIA</text:p>
          </table:table-cell>
          <table:table-cell office:value-type="string" calcext:value-type="string">
            <text:p>27/11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mattia.corsetti.01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112" calcext:value-type="float">
            <text:p>3983112</text:p>
          </table:table-cell>
          <table:table-cell office:value-type="string" calcext:value-type="string">
            <text:p>27/10/2023</text:p>
          </table:table-cell>
          <table:table-cell office:value-type="float" office:value="341340" calcext:value-type="float">
            <text:p>341340</text:p>
          </table:table-cell>
          <table:table-cell office:value-type="string" calcext:value-type="string">
            <text:p>COSCIA</text:p>
          </table:table-cell>
          <table:table-cell office:value-type="string" calcext:value-type="string">
            <text:p>CRISTIAN</text:p>
          </table:table-cell>
          <table:table-cell table:style-name="ce7" office:value-type="string" calcext:value-type="string">
            <text:p>09/10/2002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cristian.coscia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59" calcext:value-type="float">
            <text:p>3981859</text:p>
          </table:table-cell>
          <table:table-cell office:value-type="string" calcext:value-type="string">
            <text:p>24/10/2023</text:p>
          </table:table-cell>
          <table:table-cell office:value-type="float" office:value="344872" calcext:value-type="float">
            <text:p>344872</text:p>
          </table:table-cell>
          <table:table-cell office:value-type="string" calcext:value-type="string">
            <text:p>COSTANZO</text:p>
          </table:table-cell>
          <table:table-cell office:value-type="string" calcext:value-type="string">
            <text:p>DANIELE</text:p>
          </table:table-cell>
          <table:table-cell table:style-name="ce7" office:value-type="string" calcext:value-type="string">
            <text:p>07/01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daniele.costanzo.04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553" calcext:value-type="float">
            <text:p>3982553</text:p>
          </table:table-cell>
          <table:table-cell office:value-type="string" calcext:value-type="string">
            <text:p>25/10/2023</text:p>
          </table:table-cell>
          <table:table-cell office:value-type="float" office:value="342642" calcext:value-type="float">
            <text:p>342642</text:p>
          </table:table-cell>
          <table:table-cell office:value-type="string" calcext:value-type="string">
            <text:p>CRIELESI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25/12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matteo.crieles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991" calcext:value-type="float">
            <text:p>3982991</text:p>
          </table:table-cell>
          <table:table-cell office:value-type="string" calcext:value-type="string">
            <text:p>27/10/2023</text:p>
          </table:table-cell>
          <table:table-cell office:value-type="float" office:value="339862" calcext:value-type="float">
            <text:p>339862</text:p>
          </table:table-cell>
          <table:table-cell office:value-type="string" calcext:value-type="string">
            <text:p>D'AGOSTINO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30/12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antonio.dagostin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51" calcext:value-type="float">
            <text:p>3981751</text:p>
          </table:table-cell>
          <table:table-cell office:value-type="string" calcext:value-type="string">
            <text:p>23/10/2023</text:p>
          </table:table-cell>
          <table:table-cell office:value-type="float" office:value="344589" calcext:value-type="float">
            <text:p>344589</text:p>
          </table:table-cell>
          <table:table-cell office:value-type="string" calcext:value-type="string">
            <text:p>D'AMICO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19/08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william.damic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12" calcext:value-type="float">
            <text:p>3981812</text:p>
          </table:table-cell>
          <table:table-cell office:value-type="string" calcext:value-type="string">
            <text:p>24/10/2023</text:p>
          </table:table-cell>
          <table:table-cell office:value-type="float" office:value="342873" calcext:value-type="float">
            <text:p>342873</text:p>
          </table:table-cell>
          <table:table-cell office:value-type="string" calcext:value-type="string">
            <text:p>D'AMICO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22/05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michael.damic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731" calcext:value-type="float">
            <text:p>3982731</text:p>
          </table:table-cell>
          <table:table-cell office:value-type="string" calcext:value-type="string">
            <text:p>26/10/2023</text:p>
          </table:table-cell>
          <table:table-cell office:value-type="float" office:value="346851" calcext:value-type="float">
            <text:p>346851</text:p>
          </table:table-cell>
          <table:table-cell office:value-type="string" calcext:value-type="string">
            <text:p>DASAGA</text:p>
          </table:table-cell>
          <table:table-cell office:value-type="string" calcext:value-type="string">
            <text:p>CIPRIAN NICOLAE</text:p>
          </table:table-cell>
          <table:table-cell table:style-name="ce7" office:value-type="string" calcext:value-type="string">
            <text:p>08/04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cipriannicolae.dasaga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26" calcext:value-type="float">
            <text:p>3981726</text:p>
          </table:table-cell>
          <table:table-cell office:value-type="string" calcext:value-type="string">
            <text:p>23/10/2023</text:p>
          </table:table-cell>
          <table:table-cell office:value-type="float" office:value="342710" calcext:value-type="float">
            <text:p>342710</text:p>
          </table:table-cell>
          <table:table-cell office:value-type="string" calcext:value-type="string">
            <text:p>DE ANGELIS</text:p>
          </table:table-cell>
          <table:table-cell office:value-type="string" calcext:value-type="string">
            <text:p>ELENA</text:p>
          </table:table-cell>
          <table:table-cell table:style-name="ce7" office:value-type="string" calcext:value-type="string">
            <text:p>10/08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elena.deangelis.04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51" calcext:value-type="float">
            <text:p>3981851</text:p>
          </table:table-cell>
          <table:table-cell office:value-type="string" calcext:value-type="string">
            <text:p>24/10/2023</text:p>
          </table:table-cell>
          <table:table-cell office:value-type="float" office:value="308421" calcext:value-type="float">
            <text:p>308421</text:p>
          </table:table-cell>
          <table:table-cell office:value-type="string" calcext:value-type="string">
            <text:p>DE DONNO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24/11/2002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1/2022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matteo.dedonn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30" calcext:value-type="float">
            <text:p>3981830</text:p>
          </table:table-cell>
          <table:table-cell office:value-type="string" calcext:value-type="string">
            <text:p>24/10/2023</text:p>
          </table:table-cell>
          <table:table-cell office:value-type="float" office:value="342622" calcext:value-type="float">
            <text:p>342622</text:p>
          </table:table-cell>
          <table:table-cell office:value-type="string" calcext:value-type="string">
            <text:p>DE GIORGI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15/12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orenzo.degiorg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455" calcext:value-type="float">
            <text:p>3982455</text:p>
          </table:table-cell>
          <table:table-cell office:value-type="string" calcext:value-type="string">
            <text:p>25/10/2023</text:p>
          </table:table-cell>
          <table:table-cell office:value-type="float" office:value="346813" calcext:value-type="float">
            <text:p>346813</text:p>
          </table:table-cell>
          <table:table-cell office:value-type="string" calcext:value-type="string">
            <text:p>DE MARIA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13/06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giovanni.demaria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81" calcext:value-type="float">
            <text:p>3981781</text:p>
          </table:table-cell>
          <table:table-cell office:value-type="string" calcext:value-type="string">
            <text:p>23/10/2023</text:p>
          </table:table-cell>
          <table:table-cell office:value-type="float" office:value="345546" calcext:value-type="float">
            <text:p>345546</text:p>
          </table:table-cell>
          <table:table-cell office:value-type="string" calcext:value-type="string">
            <text:p>DE SANTIS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20/08/2002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1/2022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orenzo.desantis.02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356" calcext:value-type="float">
            <text:p>3982356</text:p>
          </table:table-cell>
          <table:table-cell office:value-type="string" calcext:value-type="string">
            <text:p>25/10/2023</text:p>
          </table:table-cell>
          <table:table-cell office:value-type="float" office:value="348324" calcext:value-type="float">
            <text:p>348324</text:p>
          </table:table-cell>
          <table:table-cell office:value-type="string" calcext:value-type="string">
            <text:p>DE SANTIS</text:p>
          </table:table-cell>
          <table:table-cell office:value-type="string" calcext:value-type="string">
            <text:p>SAMUELE</text:p>
          </table:table-cell>
          <table:table-cell office:value-type="string" calcext:value-type="string">
            <text:p>19/10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samuele.desantis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33" calcext:value-type="float">
            <text:p>3981833</text:p>
          </table:table-cell>
          <table:table-cell office:value-type="string" calcext:value-type="string">
            <text:p>24/10/2023</text:p>
          </table:table-cell>
          <table:table-cell office:value-type="float" office:value="339645" calcext:value-type="float">
            <text:p>339645</text:p>
          </table:table-cell>
          <table:table-cell office:value-type="string" calcext:value-type="string">
            <text:p>DE SIMONE</text:p>
          </table:table-cell>
          <table:table-cell office:value-type="string" calcext:value-type="string">
            <text:p>LUCA</text:p>
          </table:table-cell>
          <table:table-cell table:style-name="ce7" office:value-type="string" calcext:value-type="string">
            <text:p>07/06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uca.desimone.32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926" calcext:value-type="float">
            <text:p>3981926</text:p>
          </table:table-cell>
          <table:table-cell office:value-type="string" calcext:value-type="string">
            <text:p>24/10/2023</text:p>
          </table:table-cell>
          <table:table-cell office:value-type="float" office:value="341199" calcext:value-type="float">
            <text:p>341199</text:p>
          </table:table-cell>
          <table:table-cell office:value-type="string" calcext:value-type="string">
            <text:p>DEL FERRARO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28/06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eonardo.delferrar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628" calcext:value-type="float">
            <text:p>3981628</text:p>
          </table:table-cell>
          <table:table-cell office:value-type="string" calcext:value-type="string">
            <text:p>23/10/2023</text:p>
          </table:table-cell>
          <table:table-cell office:value-type="float" office:value="344217" calcext:value-type="float">
            <text:p>344217</text:p>
          </table:table-cell>
          <table:table-cell office:value-type="string" calcext:value-type="string">
            <text:p>DI IACOVO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23/12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francesco.diiacov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09" calcext:value-type="float">
            <text:p>3981809</text:p>
          </table:table-cell>
          <table:table-cell office:value-type="string" calcext:value-type="string">
            <text:p>24/10/2023</text:p>
          </table:table-cell>
          <table:table-cell office:value-type="float" office:value="339477" calcext:value-type="float">
            <text:p>339477</text:p>
          </table:table-cell>
          <table:table-cell office:value-type="string" calcext:value-type="string">
            <text:p>DIOFEBI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27/09/2000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manuel.diofeb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243" calcext:value-type="float">
            <text:p>3982243</text:p>
          </table:table-cell>
          <table:table-cell office:value-type="string" calcext:value-type="string">
            <text:p>25/10/2023</text:p>
          </table:table-cell>
          <table:table-cell office:value-type="float" office:value="339684" calcext:value-type="float">
            <text:p>339684</text:p>
          </table:table-cell>
          <table:table-cell office:value-type="string" calcext:value-type="string">
            <text:p>EL ASHMAWY MAHMOUD</text:p>
          </table:table-cell>
          <table:table-cell office:value-type="string" calcext:value-type="string">
            <text:p>AMERA</text:p>
          </table:table-cell>
          <table:table-cell office:value-type="string" calcext:value-type="string">
            <text:p>30/11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amera.elashmawymahmoud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991" calcext:value-type="float">
            <text:p>3981991</text:p>
          </table:table-cell>
          <table:table-cell office:value-type="string" calcext:value-type="string">
            <text:p>24/10/2023</text:p>
          </table:table-cell>
          <table:table-cell office:value-type="float" office:value="334793" calcext:value-type="float">
            <text:p>334793</text:p>
          </table:table-cell>
          <table:table-cell office:value-type="string" calcext:value-type="string">
            <text:p>ESPOSITO</text:p>
          </table:table-cell>
          <table:table-cell office:value-type="string" calcext:value-type="string">
            <text:p>GIUSEPPE</text:p>
          </table:table-cell>
          <table:table-cell table:style-name="ce7" office:value-type="string" calcext:value-type="string">
            <text:p>09/06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2/2023</text:p>
          </table:table-cell>
          <table:table-cell office:value-type="string" calcext:value-type="string">
            <text:p>1 RIPETENTE</text:p>
          </table:table-cell>
          <table:table-cell office:value-type="string" calcext:value-type="string">
            <text:p>giuseppe.esposito.23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517" calcext:value-type="float">
            <text:p>3982517</text:p>
          </table:table-cell>
          <table:table-cell office:value-type="string" calcext:value-type="string">
            <text:p>25/10/2023</text:p>
          </table:table-cell>
          <table:table-cell office:value-type="float" office:value="328429" calcext:value-type="float">
            <text:p>328429</text:p>
          </table:table-cell>
          <table:table-cell office:value-type="string" calcext:value-type="string">
            <text:p>ESPOSITO</text:p>
          </table:table-cell>
          <table:table-cell office:value-type="string" calcext:value-type="string">
            <text:p>FRANCESCANTONIO</text:p>
          </table:table-cell>
          <table:table-cell table:style-name="ce7" office:value-type="string" calcext:value-type="string">
            <text:p>08/10/1999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2/2023</text:p>
          </table:table-cell>
          <table:table-cell office:value-type="string" calcext:value-type="string">
            <text:p>1 RIPETENTE</text:p>
          </table:table-cell>
          <table:table-cell office:value-type="string" calcext:value-type="string">
            <text:p>francescantonio.esposit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681" calcext:value-type="float">
            <text:p>3981681</text:p>
          </table:table-cell>
          <table:table-cell office:value-type="string" calcext:value-type="string">
            <text:p>23/10/2023</text:p>
          </table:table-cell>
          <table:table-cell office:value-type="float" office:value="343571" calcext:value-type="float">
            <text:p>343571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MARICA JAVIER</text:p>
          </table:table-cell>
          <table:table-cell office:value-type="string" calcext:value-type="string">
            <text:p>14/12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maricajavier.esteban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50" calcext:value-type="float">
            <text:p>3981750</text:p>
          </table:table-cell>
          <table:table-cell office:value-type="string" calcext:value-type="string">
            <text:p>23/10/2023</text:p>
          </table:table-cell>
          <table:table-cell office:value-type="float" office:value="341923" calcext:value-type="float">
            <text:p>341923</text:p>
          </table:table-cell>
          <table:table-cell office:value-type="string" calcext:value-type="string">
            <text:p>FALCONI</text:p>
          </table:table-cell>
          <table:table-cell office:value-type="string" calcext:value-type="string">
            <text:p>SIRIA</text:p>
          </table:table-cell>
          <table:table-cell table:style-name="ce7" office:value-type="string" calcext:value-type="string">
            <text:p>08/02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siria.falconi@students.uniroma2.eu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8067803 - PROGRAMMAZIONE DEI CALCOLATORI CON LABORATORIO</text:p>
          </table:table-cell>
          <table:table-cell table:style-name="ce2" office:value-type="float" office:value="3981763" calcext:value-type="float">
            <text:p>3981763</text:p>
          </table:table-cell>
          <table:table-cell table:style-name="ce2" office:value-type="string" calcext:value-type="string">
            <text:p>23/10/2023</text:p>
          </table:table-cell>
          <table:table-cell table:style-name="ce2" office:value-type="float" office:value="343403" calcext:value-type="float">
            <text:p>343403</text:p>
          </table:table-cell>
          <table:table-cell table:style-name="ce2" office:value-type="string" calcext:value-type="string">
            <text:p>FEDERICO</text:p>
          </table:table-cell>
          <table:table-cell table:style-name="ce2" office:value-type="string" calcext:value-type="string">
            <text:p>DANIELE</text:p>
          </table:table-cell>
          <table:table-cell table:style-name="ce6" office:value-type="string" calcext:value-type="string">
            <text:p>06/03/2005</text:p>
          </table:table-cell>
          <table:table-cell table:style-name="ce2" office:value-type="string" calcext:value-type="string">
            <text:p>H02</text:p>
          </table:table-cell>
          <table:table-cell table:style-name="ce2" office:value-type="string" calcext:value-type="string">
            <text:p>31/10/2023</text:p>
          </table:table-cell>
          <table:table-cell table:style-name="ce2" office:value-type="string" calcext:value-type="string">
            <text:p>2023/2024</text:p>
          </table:table-cell>
          <table:table-cell table:style-name="ce2" office:value-type="string" calcext:value-type="string">
            <text:p>1 IN CORSO</text:p>
          </table:table-cell>
          <table:table-cell table:style-name="ce2" office:value-type="string" calcext:value-type="string">
            <text:p>daniele.federico@students.uniroma2.eu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086" calcext:value-type="float">
            <text:p>3983086</text:p>
          </table:table-cell>
          <table:table-cell office:value-type="string" calcext:value-type="string">
            <text:p>27/10/2023</text:p>
          </table:table-cell>
          <table:table-cell office:value-type="float" office:value="342844" calcext:value-type="float">
            <text:p>342844</text:p>
          </table:table-cell>
          <table:table-cell office:value-type="string" calcext:value-type="string">
            <text:p>FELICI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17/09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alessandro.felici.04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52" calcext:value-type="float">
            <text:p>3981852</text:p>
          </table:table-cell>
          <table:table-cell office:value-type="string" calcext:value-type="string">
            <text:p>24/10/2023</text:p>
          </table:table-cell>
          <table:table-cell office:value-type="float" office:value="344480" calcext:value-type="float">
            <text:p>344480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SIMONE</text:p>
          </table:table-cell>
          <table:table-cell table:style-name="ce7" office:value-type="string" calcext:value-type="string">
            <text:p>02/05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simone.forte.04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09" calcext:value-type="float">
            <text:p>3981709</text:p>
          </table:table-cell>
          <table:table-cell office:value-type="string" calcext:value-type="string">
            <text:p>23/10/2023</text:p>
          </table:table-cell>
          <table:table-cell office:value-type="float" office:value="342773" calcext:value-type="float">
            <text:p>342773</text:p>
          </table:table-cell>
          <table:table-cell office:value-type="string" calcext:value-type="string">
            <text:p>FOSCHI</text:p>
          </table:table-cell>
          <table:table-cell office:value-type="string" calcext:value-type="string">
            <text:p>VALERIO</text:p>
          </table:table-cell>
          <table:table-cell table:style-name="ce7" office:value-type="string" calcext:value-type="string">
            <text:p>05/04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valerio.fosch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000" calcext:value-type="float">
            <text:p>3982000</text:p>
          </table:table-cell>
          <table:table-cell office:value-type="string" calcext:value-type="string">
            <text:p>24/10/2023</text:p>
          </table:table-cell>
          <table:table-cell office:value-type="float" office:value="324715" calcext:value-type="float">
            <text:p>324715</text:p>
          </table:table-cell>
          <table:table-cell office:value-type="string" calcext:value-type="string">
            <text:p>GALLICO</text:p>
          </table:table-cell>
          <table:table-cell office:value-type="string" calcext:value-type="string">
            <text:p>LEONARDO</text:p>
          </table:table-cell>
          <table:table-cell table:style-name="ce7" office:value-type="string" calcext:value-type="string">
            <text:p>12/05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2/2023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eonardo.gallic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996" calcext:value-type="float">
            <text:p>3982996</text:p>
          </table:table-cell>
          <table:table-cell office:value-type="string" calcext:value-type="string">
            <text:p>27/10/2023</text:p>
          </table:table-cell>
          <table:table-cell office:value-type="float" office:value="349696" calcext:value-type="float">
            <text:p>349696</text:p>
          </table:table-cell>
          <table:table-cell office:value-type="string" calcext:value-type="string">
            <text:p>GALLUZZO</text:p>
          </table:table-cell>
          <table:table-cell office:value-type="string" calcext:value-type="string">
            <text:p>MATTIA</text:p>
          </table:table-cell>
          <table:table-cell office:value-type="string" calcext:value-type="string">
            <text:p>13/01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mattia.galluzz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07" calcext:value-type="float">
            <text:p>3981807</text:p>
          </table:table-cell>
          <table:table-cell office:value-type="string" calcext:value-type="string">
            <text:p>24/10/2023</text:p>
          </table:table-cell>
          <table:table-cell office:value-type="float" office:value="343370" calcext:value-type="float">
            <text:p>343370</text:p>
          </table:table-cell>
          <table:table-cell office:value-type="string" calcext:value-type="string">
            <text:p>GAMBERONI</text:p>
          </table:table-cell>
          <table:table-cell office:value-type="string" calcext:value-type="string">
            <text:p>MARIO</text:p>
          </table:table-cell>
          <table:table-cell table:style-name="ce7" office:value-type="string" calcext:value-type="string">
            <text:p>03/08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mario.gamberon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535" calcext:value-type="float">
            <text:p>3983535</text:p>
          </table:table-cell>
          <table:table-cell office:value-type="string" calcext:value-type="string">
            <text:p>29/10/2023</text:p>
          </table:table-cell>
          <table:table-cell office:value-type="float" office:value="335497" calcext:value-type="float">
            <text:p>335497</text:p>
          </table:table-cell>
          <table:table-cell office:value-type="string" calcext:value-type="string">
            <text:p>GARRAOUI</text:p>
          </table:table-cell>
          <table:table-cell office:value-type="string" calcext:value-type="string">
            <text:p>MOHAMED AZIZ</text:p>
          </table:table-cell>
          <table:table-cell office:value-type="string" calcext:value-type="string">
            <text:p>31/05/2002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2/2023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mohamedaziz.garraou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20" calcext:value-type="float">
            <text:p>3981820</text:p>
          </table:table-cell>
          <table:table-cell office:value-type="string" calcext:value-type="string">
            <text:p>24/10/2023</text:p>
          </table:table-cell>
          <table:table-cell office:value-type="float" office:value="343659" calcext:value-type="float">
            <text:p>343659</text:p>
          </table:table-cell>
          <table:table-cell office:value-type="string" calcext:value-type="string">
            <text:p>GATTO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18/07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valerio.gatt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559" calcext:value-type="float">
            <text:p>3983559</text:p>
          </table:table-cell>
          <table:table-cell office:value-type="string" calcext:value-type="string">
            <text:p>29/10/2023</text:p>
          </table:table-cell>
          <table:table-cell office:value-type="float" office:value="322204" calcext:value-type="float">
            <text:p>322204</text:p>
          </table:table-cell>
          <table:table-cell office:value-type="string" calcext:value-type="string">
            <text:p>GIAMPAOLO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14/06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2/2023</text:p>
          </table:table-cell>
          <table:table-cell office:value-type="string" calcext:value-type="string">
            <text:p>2 IN CORSO</text:p>
          </table:table-cell>
          <table:table-cell office:value-type="string" calcext:value-type="string">
            <text:p>francesco.giampaol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39" calcext:value-type="float">
            <text:p>3981839</text:p>
          </table:table-cell>
          <table:table-cell office:value-type="string" calcext:value-type="string">
            <text:p>24/10/2023</text:p>
          </table:table-cell>
          <table:table-cell office:value-type="float" office:value="346016" calcext:value-type="float">
            <text:p>346016</text:p>
          </table:table-cell>
          <table:table-cell office:value-type="string" calcext:value-type="string">
            <text:p>GIURICIN</text:p>
          </table:table-cell>
          <table:table-cell office:value-type="string" calcext:value-type="string">
            <text:p>FRANCESCO</text:p>
          </table:table-cell>
          <table:table-cell table:style-name="ce7" office:value-type="string" calcext:value-type="string">
            <text:p>03/05/2002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francesco.giuricin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748 - FONDAMENTI DI PROGRAMMAZIONE E LABORATORIO CALCOLO I</text:p>
          </table:table-cell>
          <table:table-cell office:value-type="float" office:value="3981737" calcext:value-type="float">
            <text:p>3981737</text:p>
          </table:table-cell>
          <table:table-cell office:value-type="string" calcext:value-type="string">
            <text:p>23/10/2023</text:p>
          </table:table-cell>
          <table:table-cell office:value-type="float" office:value="344323" calcext:value-type="float">
            <text:p>344323</text:p>
          </table:table-cell>
          <table:table-cell office:value-type="string" calcext:value-type="string">
            <text:p>GOMBOLI</text:p>
          </table:table-cell>
          <table:table-cell office:value-type="string" calcext:value-type="string">
            <text:p>MATTIA</text:p>
          </table:table-cell>
          <table:table-cell table:style-name="ce7" office:value-type="string" calcext:value-type="string">
            <text:p>05/02/2005</text:p>
          </table:table-cell>
          <table:table-cell office:value-type="string" calcext:value-type="string">
            <text:p>AA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mattia.gombol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265" calcext:value-type="float">
            <text:p>3983265</text:p>
          </table:table-cell>
          <table:table-cell office:value-type="string" calcext:value-type="string">
            <text:p>27/10/2023</text:p>
          </table:table-cell>
          <table:table-cell office:value-type="float" office:value="343316" calcext:value-type="float">
            <text:p>343316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19/10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alfredo.grande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382" calcext:value-type="float">
            <text:p>3983382</text:p>
          </table:table-cell>
          <table:table-cell office:value-type="string" calcext:value-type="string">
            <text:p>28/10/2023</text:p>
          </table:table-cell>
          <table:table-cell office:value-type="float" office:value="344716" calcext:value-type="float">
            <text:p>344716</text:p>
          </table:table-cell>
          <table:table-cell office:value-type="string" calcext:value-type="string">
            <text:p>GRELLI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15/10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orenzo.grell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95" calcext:value-type="float">
            <text:p>3981895</text:p>
          </table:table-cell>
          <table:table-cell office:value-type="string" calcext:value-type="string">
            <text:p>24/10/2023</text:p>
          </table:table-cell>
          <table:table-cell office:value-type="float" office:value="341387" calcext:value-type="float">
            <text:p>341387</text:p>
          </table:table-cell>
          <table:table-cell office:value-type="string" calcext:value-type="string">
            <text:p>GUCCI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28/10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francesco.gucc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597" calcext:value-type="float">
            <text:p>3982597</text:p>
          </table:table-cell>
          <table:table-cell office:value-type="string" calcext:value-type="string">
            <text:p>26/10/2023</text:p>
          </table:table-cell>
          <table:table-cell office:value-type="float" office:value="342634" calcext:value-type="float">
            <text:p>342634</text:p>
          </table:table-cell>
          <table:table-cell office:value-type="string" calcext:value-type="string">
            <text:p>GUGLIOTTA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26/11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uca.gugliotta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895" calcext:value-type="float">
            <text:p>3982895</text:p>
          </table:table-cell>
          <table:table-cell office:value-type="string" calcext:value-type="string">
            <text:p>26/10/2023</text:p>
          </table:table-cell>
          <table:table-cell office:value-type="float" office:value="348883" calcext:value-type="float">
            <text:p>348883</text:p>
          </table:table-cell>
          <table:table-cell office:value-type="string" calcext:value-type="string">
            <text:p>HAMIDI</text:p>
          </table:table-cell>
          <table:table-cell office:value-type="string" calcext:value-type="string">
            <text:p>KEYVAN</text:p>
          </table:table-cell>
          <table:table-cell office:value-type="string" calcext:value-type="string">
            <text:p>25/06/1991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keyvan.hamid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84" calcext:value-type="float">
            <text:p>3981784</text:p>
          </table:table-cell>
          <table:table-cell office:value-type="string" calcext:value-type="string">
            <text:p>23/10/2023</text:p>
          </table:table-cell>
          <table:table-cell office:value-type="float" office:value="326917" calcext:value-type="float">
            <text:p>326917</text:p>
          </table:table-cell>
          <table:table-cell office:value-type="string" calcext:value-type="string">
            <text:p>IACOMETTI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16/05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2/2023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giacomo.iacomett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179" calcext:value-type="float">
            <text:p>3982179</text:p>
          </table:table-cell>
          <table:table-cell office:value-type="string" calcext:value-type="string">
            <text:p>24/10/2023</text:p>
          </table:table-cell>
          <table:table-cell office:value-type="float" office:value="323760" calcext:value-type="float">
            <text:p>323760</text:p>
          </table:table-cell>
          <table:table-cell office:value-type="string" calcext:value-type="string">
            <text:p>IAFRANCESCO</text:p>
          </table:table-cell>
          <table:table-cell office:value-type="string" calcext:value-type="string">
            <text:p>STEFANO</text:p>
          </table:table-cell>
          <table:table-cell table:style-name="ce7" office:value-type="string" calcext:value-type="string">
            <text:p>12/12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2/2023</text:p>
          </table:table-cell>
          <table:table-cell office:value-type="string" calcext:value-type="string">
            <text:p>2 IN CORSO</text:p>
          </table:table-cell>
          <table:table-cell office:value-type="string" calcext:value-type="string">
            <text:p>stefano.iafrancesc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359" calcext:value-type="float">
            <text:p>3982359</text:p>
          </table:table-cell>
          <table:table-cell office:value-type="string" calcext:value-type="string">
            <text:p>25/10/2023</text:p>
          </table:table-cell>
          <table:table-cell office:value-type="float" office:value="349480" calcext:value-type="float">
            <text:p>349480</text:p>
          </table:table-cell>
          <table:table-cell office:value-type="string" calcext:value-type="string">
            <text:p>IANNITTI</text:p>
          </table:table-cell>
          <table:table-cell office:value-type="string" calcext:value-type="string">
            <text:p>SIMONE</text:p>
          </table:table-cell>
          <table:table-cell table:style-name="ce7" office:value-type="string" calcext:value-type="string">
            <text:p>10/09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simone.iannitt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362" calcext:value-type="float">
            <text:p>3982362</text:p>
          </table:table-cell>
          <table:table-cell office:value-type="string" calcext:value-type="string">
            <text:p>25/10/2023</text:p>
          </table:table-cell>
          <table:table-cell office:value-type="float" office:value="342625" calcext:value-type="float">
            <text:p>342625</text:p>
          </table:table-cell>
          <table:table-cell office:value-type="string" calcext:value-type="string">
            <text:p>IERANO'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26/02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nicholas.ieran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956" calcext:value-type="float">
            <text:p>3982956</text:p>
          </table:table-cell>
          <table:table-cell office:value-type="string" calcext:value-type="string">
            <text:p>26/10/2023</text:p>
          </table:table-cell>
          <table:table-cell office:value-type="float" office:value="340631" calcext:value-type="float">
            <text:p>340631</text:p>
          </table:table-cell>
          <table:table-cell office:value-type="string" calcext:value-type="string">
            <text:p>ILINCA</text:p>
          </table:table-cell>
          <table:table-cell office:value-type="string" calcext:value-type="string">
            <text:p>MASSIMO</text:p>
          </table:table-cell>
          <table:table-cell table:style-name="ce7" office:value-type="string" calcext:value-type="string">
            <text:p>09/03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massimo.ilinca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886" calcext:value-type="float">
            <text:p>3982886</text:p>
          </table:table-cell>
          <table:table-cell office:value-type="string" calcext:value-type="string">
            <text:p>26/10/2023</text:p>
          </table:table-cell>
          <table:table-cell office:value-type="float" office:value="342044" calcext:value-type="float">
            <text:p>342044</text:p>
          </table:table-cell>
          <table:table-cell office:value-type="string" calcext:value-type="string">
            <text:p>ISTRATE</text:p>
          </table:table-cell>
          <table:table-cell office:value-type="string" calcext:value-type="string">
            <text:p>LUIS DRAGOS</text:p>
          </table:table-cell>
          <table:table-cell table:style-name="ce7" office:value-type="string" calcext:value-type="string">
            <text:p>05/07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uisdragos.istrate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902" calcext:value-type="float">
            <text:p>3981902</text:p>
          </table:table-cell>
          <table:table-cell office:value-type="string" calcext:value-type="string">
            <text:p>24/10/2023</text:p>
          </table:table-cell>
          <table:table-cell office:value-type="float" office:value="348717" calcext:value-type="float">
            <text:p>348717</text:p>
          </table:table-cell>
          <table:table-cell office:value-type="string" calcext:value-type="string">
            <text:p>KONE'</text:p>
          </table:table-cell>
          <table:table-cell office:value-type="string" calcext:value-type="string">
            <text:p>FATOGOMA N'GOLO</text:p>
          </table:table-cell>
          <table:table-cell table:style-name="ce7" office:value-type="string" calcext:value-type="string">
            <text:p>11/11/2002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fatogomangolo.kone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19" calcext:value-type="float">
            <text:p>3981719</text:p>
          </table:table-cell>
          <table:table-cell office:value-type="string" calcext:value-type="string">
            <text:p>23/10/2023</text:p>
          </table:table-cell>
          <table:table-cell office:value-type="float" office:value="340922" calcext:value-type="float">
            <text:p>340922</text:p>
          </table:table-cell>
          <table:table-cell office:value-type="string" calcext:value-type="string">
            <text:p>LATINI</text:p>
          </table:table-cell>
          <table:table-cell office:value-type="string" calcext:value-type="string">
            <text:p>DAVIDE</text:p>
          </table:table-cell>
          <table:table-cell table:style-name="ce7" office:value-type="string" calcext:value-type="string">
            <text:p>02/10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davide.latini.03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33" calcext:value-type="float">
            <text:p>3981733</text:p>
          </table:table-cell>
          <table:table-cell office:value-type="string" calcext:value-type="string">
            <text:p>23/10/2023</text:p>
          </table:table-cell>
          <table:table-cell office:value-type="float" office:value="344066" calcext:value-type="float">
            <text:p>344066</text:p>
          </table:table-cell>
          <table:table-cell office:value-type="string" calcext:value-type="string">
            <text:p>LOIZZO</text:p>
          </table:table-cell>
          <table:table-cell office:value-type="string" calcext:value-type="string">
            <text:p>LORENZO</text:p>
          </table:table-cell>
          <table:table-cell table:style-name="ce7" office:value-type="string" calcext:value-type="string">
            <text:p>04/06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orenzo.loizz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32" calcext:value-type="float">
            <text:p>3981832</text:p>
          </table:table-cell>
          <table:table-cell office:value-type="string" calcext:value-type="string">
            <text:p>24/10/2023</text:p>
          </table:table-cell>
          <table:table-cell office:value-type="float" office:value="341468" calcext:value-type="float">
            <text:p>341468</text:p>
          </table:table-cell>
          <table:table-cell office:value-type="string" calcext:value-type="string">
            <text:p>LOMBARDI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17/03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daniele.lombardi.17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662" calcext:value-type="float">
            <text:p>3982662</text:p>
          </table:table-cell>
          <table:table-cell office:value-type="string" calcext:value-type="string">
            <text:p>26/10/2023</text:p>
          </table:table-cell>
          <table:table-cell office:value-type="float" office:value="341922" calcext:value-type="float">
            <text:p>341922</text:p>
          </table:table-cell>
          <table:table-cell office:value-type="string" calcext:value-type="string">
            <text:p>LUCI</text:p>
          </table:table-cell>
          <table:table-cell office:value-type="string" calcext:value-type="string">
            <text:p>DAVIDE</text:p>
          </table:table-cell>
          <table:table-cell office:value-type="string" calcext:value-type="string">
            <text:p>31/12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davide.luc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42" calcext:value-type="float">
            <text:p>3981742</text:p>
          </table:table-cell>
          <table:table-cell office:value-type="string" calcext:value-type="string">
            <text:p>23/10/2023</text:p>
          </table:table-cell>
          <table:table-cell office:value-type="float" office:value="343057" calcext:value-type="float">
            <text:p>343057</text:p>
          </table:table-cell>
          <table:table-cell office:value-type="string" calcext:value-type="string">
            <text:p>LUNGHI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15/08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valerio.lunghi.01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378" calcext:value-type="float">
            <text:p>3983378</text:p>
          </table:table-cell>
          <table:table-cell office:value-type="string" calcext:value-type="string">
            <text:p>28/10/2023</text:p>
          </table:table-cell>
          <table:table-cell office:value-type="float" office:value="349389" calcext:value-type="float">
            <text:p>349389</text:p>
          </table:table-cell>
          <table:table-cell office:value-type="string" calcext:value-type="string">
            <text:p>LUPARINI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19/09/2001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alessandro.luparin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23" calcext:value-type="float">
            <text:p>3981723</text:p>
          </table:table-cell>
          <table:table-cell office:value-type="string" calcext:value-type="string">
            <text:p>23/10/2023</text:p>
          </table:table-cell>
          <table:table-cell office:value-type="float" office:value="339801" calcext:value-type="float">
            <text:p>339801</text:p>
          </table:table-cell>
          <table:table-cell office:value-type="string" calcext:value-type="string">
            <text:p>MAGNANTE</text:p>
          </table:table-cell>
          <table:table-cell office:value-type="string" calcext:value-type="string">
            <text:p>JOELE</text:p>
          </table:table-cell>
          <table:table-cell office:value-type="string" calcext:value-type="string">
            <text:p>20/01/2005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joele.magnante@students.uniroma2.eu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8067803 - PROGRAMMAZIONE DEI CALCOLATORI CON LABORATORIO</text:p>
          </table:table-cell>
          <table:table-cell table:style-name="ce4" office:value-type="float" office:value="3981720" calcext:value-type="float">
            <text:p>3981720</text:p>
          </table:table-cell>
          <table:table-cell table:style-name="ce4" office:value-type="string" calcext:value-type="string">
            <text:p>23/10/2023</text:p>
          </table:table-cell>
          <table:table-cell table:style-name="ce4" office:value-type="float" office:value="340104" calcext:value-type="float">
            <text:p>340104</text:p>
          </table:table-cell>
          <table:table-cell table:style-name="ce4" office:value-type="string" calcext:value-type="string">
            <text:p>MAIELI</text:p>
          </table:table-cell>
          <table:table-cell table:style-name="ce4" office:value-type="string" calcext:value-type="string">
            <text:p>FEDERICA</text:p>
          </table:table-cell>
          <table:table-cell table:style-name="ce8" office:value-type="string" calcext:value-type="string">
            <text:p>09/08/2004</text:p>
          </table:table-cell>
          <table:table-cell table:style-name="ce4" office:value-type="string" calcext:value-type="string">
            <text:p>H02</text:p>
          </table:table-cell>
          <table:table-cell table:style-name="ce4" office:value-type="string" calcext:value-type="string">
            <text:p>31/10/2023</text:p>
          </table:table-cell>
          <table:table-cell table:style-name="ce4" office:value-type="string" calcext:value-type="string">
            <text:p>2023/2024</text:p>
          </table:table-cell>
          <table:table-cell table:style-name="ce4" office:value-type="string" calcext:value-type="string">
            <text:p>1 IN CORSO</text:p>
          </table:table-cell>
          <table:table-cell table:style-name="ce4" office:value-type="string" calcext:value-type="string">
            <text:p>federica.maieli@students.uniroma2.eu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83" calcext:value-type="float">
            <text:p>3981783</text:p>
          </table:table-cell>
          <table:table-cell office:value-type="string" calcext:value-type="string">
            <text:p>23/10/2023</text:p>
          </table:table-cell>
          <table:table-cell office:value-type="float" office:value="343079" calcext:value-type="float">
            <text:p>343079</text:p>
          </table:table-cell>
          <table:table-cell office:value-type="string" calcext:value-type="string">
            <text:p>MALATESTA</text:p>
          </table:table-cell>
          <table:table-cell office:value-type="string" calcext:value-type="string">
            <text:p>JACOPO</text:p>
          </table:table-cell>
          <table:table-cell table:style-name="ce7" office:value-type="string" calcext:value-type="string">
            <text:p>05/01/2005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jacopo.malatesta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66" calcext:value-type="float">
            <text:p>3981866</text:p>
          </table:table-cell>
          <table:table-cell office:value-type="string" calcext:value-type="string">
            <text:p>24/10/2023</text:p>
          </table:table-cell>
          <table:table-cell office:value-type="float" office:value="342156" calcext:value-type="float">
            <text:p>342156</text:p>
          </table:table-cell>
          <table:table-cell office:value-type="string" calcext:value-type="string">
            <text:p>MANCINELLI</text:p>
          </table:table-cell>
          <table:table-cell office:value-type="string" calcext:value-type="string">
            <text:p>SIMONE</text:p>
          </table:table-cell>
          <table:table-cell table:style-name="ce7" office:value-type="string" calcext:value-type="string">
            <text:p>09/07/2001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simone.mancinelli.01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41" calcext:value-type="float">
            <text:p>3981741</text:p>
          </table:table-cell>
          <table:table-cell office:value-type="string" calcext:value-type="string">
            <text:p>23/10/2023</text:p>
          </table:table-cell>
          <table:table-cell office:value-type="float" office:value="340224" calcext:value-type="float">
            <text:p>340224</text:p>
          </table:table-cell>
          <table:table-cell office:value-type="string" calcext:value-type="string">
            <text:p>MANGIA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24/02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uca.mangia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990" calcext:value-type="float">
            <text:p>3982990</text:p>
          </table:table-cell>
          <table:table-cell office:value-type="string" calcext:value-type="string">
            <text:p>27/10/2023</text:p>
          </table:table-cell>
          <table:table-cell office:value-type="float" office:value="344281" calcext:value-type="float">
            <text:p>344281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26/12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orenzo.marin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629" calcext:value-type="float">
            <text:p>3981629</text:p>
          </table:table-cell>
          <table:table-cell office:value-type="string" calcext:value-type="string">
            <text:p>23/10/2023</text:p>
          </table:table-cell>
          <table:table-cell office:value-type="float" office:value="339502" calcext:value-type="float">
            <text:p>339502</text:p>
          </table:table-cell>
          <table:table-cell office:value-type="string" calcext:value-type="string">
            <text:p>MARZI</text:p>
          </table:table-cell>
          <table:table-cell office:value-type="string" calcext:value-type="string">
            <text:p>EDOARDO</text:p>
          </table:table-cell>
          <table:table-cell table:style-name="ce7" office:value-type="string" calcext:value-type="string">
            <text:p>05/03/2002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edoardo.marz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584" calcext:value-type="float">
            <text:p>3983584</text:p>
          </table:table-cell>
          <table:table-cell office:value-type="string" calcext:value-type="string">
            <text:p>29/10/2023</text:p>
          </table:table-cell>
          <table:table-cell office:value-type="float" office:value="271985" calcext:value-type="float">
            <text:p>271985</text:p>
          </table:table-cell>
          <table:table-cell office:value-type="string" calcext:value-type="string">
            <text:p>MASI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27/08/1998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18/2019</text:p>
          </table:table-cell>
          <table:table-cell office:value-type="string" calcext:value-type="string">
            <text:p>3 FUORICORSO</text:p>
          </table:table-cell>
          <table:table-cell office:value-type="string" calcext:value-type="string">
            <text:p>andrea.masi.27@students.uniroma2.eu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8067803 - PROGRAMMAZIONE DEI CALCOLATORI CON LABORATORIO</text:p>
          </table:table-cell>
          <table:table-cell table:style-name="ce4" office:value-type="float" office:value="3982514" calcext:value-type="float">
            <text:p>3982514</text:p>
          </table:table-cell>
          <table:table-cell table:style-name="ce4" office:value-type="string" calcext:value-type="string">
            <text:p>25/10/2023</text:p>
          </table:table-cell>
          <table:table-cell table:style-name="ce4" office:value-type="float" office:value="339587" calcext:value-type="float">
            <text:p>339587</text:p>
          </table:table-cell>
          <table:table-cell table:style-name="ce4" office:value-type="string" calcext:value-type="string">
            <text:p>MATTEI</text:p>
          </table:table-cell>
          <table:table-cell table:style-name="ce4" office:value-type="string" calcext:value-type="string">
            <text:p>MASSIMO</text:p>
          </table:table-cell>
          <table:table-cell table:style-name="ce4" office:value-type="string" calcext:value-type="string">
            <text:p>19/11/2003</text:p>
          </table:table-cell>
          <table:table-cell table:style-name="ce4" office:value-type="string" calcext:value-type="string">
            <text:p>H02</text:p>
          </table:table-cell>
          <table:table-cell table:style-name="ce4" office:value-type="string" calcext:value-type="string">
            <text:p>31/10/2023</text:p>
          </table:table-cell>
          <table:table-cell table:style-name="ce4" office:value-type="string" calcext:value-type="string">
            <text:p>2023/2024</text:p>
          </table:table-cell>
          <table:table-cell table:style-name="ce4" office:value-type="string" calcext:value-type="string">
            <text:p>1 IN CORSO</text:p>
          </table:table-cell>
          <table:table-cell table:style-name="ce4" office:value-type="string" calcext:value-type="string">
            <text:p>massimo.mattei@students.uniroma2.eu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935" calcext:value-type="float">
            <text:p>3982935</text:p>
          </table:table-cell>
          <table:table-cell office:value-type="string" calcext:value-type="string">
            <text:p>26/10/2023</text:p>
          </table:table-cell>
          <table:table-cell office:value-type="float" office:value="349492" calcext:value-type="float">
            <text:p>349492</text:p>
          </table:table-cell>
          <table:table-cell office:value-type="string" calcext:value-type="string">
            <text:p>MESSERCOLA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28/09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francesco.messercola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940" calcext:value-type="float">
            <text:p>3982940</text:p>
          </table:table-cell>
          <table:table-cell office:value-type="string" calcext:value-type="string">
            <text:p>26/10/2023</text:p>
          </table:table-cell>
          <table:table-cell office:value-type="float" office:value="341936" calcext:value-type="float">
            <text:p>341936</text:p>
          </table:table-cell>
          <table:table-cell office:value-type="string" calcext:value-type="string">
            <text:p>MINEA</text:p>
          </table:table-cell>
          <table:table-cell office:value-type="string" calcext:value-type="string">
            <text:p>GABRIEL MARIAN</text:p>
          </table:table-cell>
          <table:table-cell table:style-name="ce7" office:value-type="string" calcext:value-type="string">
            <text:p>09/07/2001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gabrielmarian.minea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21" calcext:value-type="float">
            <text:p>3981821</text:p>
          </table:table-cell>
          <table:table-cell office:value-type="string" calcext:value-type="string">
            <text:p>24/10/2023</text:p>
          </table:table-cell>
          <table:table-cell office:value-type="float" office:value="342483" calcext:value-type="float">
            <text:p>342483</text:p>
          </table:table-cell>
          <table:table-cell office:value-type="string" calcext:value-type="string">
            <text:p>MIRRA</text:p>
          </table:table-cell>
          <table:table-cell office:value-type="string" calcext:value-type="string">
            <text:p>GABRIELE</text:p>
          </table:table-cell>
          <table:table-cell table:style-name="ce7" office:value-type="string" calcext:value-type="string">
            <text:p>06/07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gabriele.mirra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40" calcext:value-type="float">
            <text:p>3981740</text:p>
          </table:table-cell>
          <table:table-cell office:value-type="string" calcext:value-type="string">
            <text:p>23/10/2023</text:p>
          </table:table-cell>
          <table:table-cell office:value-type="float" office:value="339929" calcext:value-type="float">
            <text:p>339929</text:p>
          </table:table-cell>
          <table:table-cell office:value-type="string" calcext:value-type="string">
            <text:p>MORANI</text:p>
          </table:table-cell>
          <table:table-cell office:value-type="string" calcext:value-type="string">
            <text:p>DAMIANO</text:p>
          </table:table-cell>
          <table:table-cell office:value-type="string" calcext:value-type="string">
            <text:p>28/12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damiano.morani@students.uniroma2.eu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8067803 - PROGRAMMAZIONE DEI CALCOLATORI CON LABORATORIO</text:p>
          </table:table-cell>
          <table:table-cell table:style-name="ce2" office:value-type="float" office:value="3982632" calcext:value-type="float">
            <text:p>3982632</text:p>
          </table:table-cell>
          <table:table-cell table:style-name="ce2" office:value-type="string" calcext:value-type="string">
            <text:p>26/10/2023</text:p>
          </table:table-cell>
          <table:table-cell table:style-name="ce2" office:value-type="float" office:value="344554" calcext:value-type="float">
            <text:p>344554</text:p>
          </table:table-cell>
          <table:table-cell table:style-name="ce2" office:value-type="string" calcext:value-type="string">
            <text:p>MORARU</text:p>
          </table:table-cell>
          <table:table-cell table:style-name="ce2" office:value-type="string" calcext:value-type="string">
            <text:p>LIVIU</text:p>
          </table:table-cell>
          <table:table-cell table:style-name="ce2" office:value-type="string" calcext:value-type="string">
            <text:p>24/01/2004</text:p>
          </table:table-cell>
          <table:table-cell table:style-name="ce2" office:value-type="string" calcext:value-type="string">
            <text:p>H02</text:p>
          </table:table-cell>
          <table:table-cell table:style-name="ce2" office:value-type="string" calcext:value-type="string">
            <text:p>31/10/2023</text:p>
          </table:table-cell>
          <table:table-cell table:style-name="ce2" office:value-type="string" calcext:value-type="string">
            <text:p>2023/2024</text:p>
          </table:table-cell>
          <table:table-cell table:style-name="ce2" office:value-type="string" calcext:value-type="string">
            <text:p>1 IN CORSO</text:p>
          </table:table-cell>
          <table:table-cell table:style-name="ce2" office:value-type="string" calcext:value-type="string">
            <text:p>liviu.moraru@students.uniroma2.eu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30" calcext:value-type="float">
            <text:p>3981730</text:p>
          </table:table-cell>
          <table:table-cell office:value-type="string" calcext:value-type="string">
            <text:p>23/10/2023</text:p>
          </table:table-cell>
          <table:table-cell office:value-type="float" office:value="345069" calcext:value-type="float">
            <text:p>345069</text:p>
          </table:table-cell>
          <table:table-cell office:value-type="string" calcext:value-type="string">
            <text:p>MUCILLI</text:p>
          </table:table-cell>
          <table:table-cell office:value-type="string" calcext:value-type="string">
            <text:p>SABINA</text:p>
          </table:table-cell>
          <table:table-cell table:style-name="ce7" office:value-type="string" calcext:value-type="string">
            <text:p>08/09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sabina.mucill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60" calcext:value-type="float">
            <text:p>3981760</text:p>
          </table:table-cell>
          <table:table-cell office:value-type="string" calcext:value-type="string">
            <text:p>23/10/2023</text:p>
          </table:table-cell>
          <table:table-cell office:value-type="float" office:value="340339" calcext:value-type="float">
            <text:p>340339</text:p>
          </table:table-cell>
          <table:table-cell office:value-type="string" calcext:value-type="string">
            <text:p>MUSCILLO</text:p>
          </table:table-cell>
          <table:table-cell office:value-type="string" calcext:value-type="string">
            <text:p>DAVIDE</text:p>
          </table:table-cell>
          <table:table-cell office:value-type="string" calcext:value-type="string">
            <text:p>19/02/2005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davide.muscill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116" calcext:value-type="float">
            <text:p>3982116</text:p>
          </table:table-cell>
          <table:table-cell office:value-type="string" calcext:value-type="string">
            <text:p>24/10/2023</text:p>
          </table:table-cell>
          <table:table-cell office:value-type="float" office:value="343603" calcext:value-type="float">
            <text:p>343603</text:p>
          </table:table-cell>
          <table:table-cell office:value-type="string" calcext:value-type="string">
            <text:p>MUSOTTO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15/09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alessandro.musott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23" calcext:value-type="float">
            <text:p>3981823</text:p>
          </table:table-cell>
          <table:table-cell office:value-type="string" calcext:value-type="string">
            <text:p>24/10/2023</text:p>
          </table:table-cell>
          <table:table-cell office:value-type="float" office:value="345799" calcext:value-type="float">
            <text:p>345799</text:p>
          </table:table-cell>
          <table:table-cell office:value-type="string" calcext:value-type="string">
            <text:p>NARDI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30/05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francesco.nardi.01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224" calcext:value-type="float">
            <text:p>3983224</text:p>
          </table:table-cell>
          <table:table-cell office:value-type="string" calcext:value-type="string">
            <text:p>27/10/2023</text:p>
          </table:table-cell>
          <table:table-cell office:value-type="float" office:value="344842" calcext:value-type="float">
            <text:p>344842</text:p>
          </table:table-cell>
          <table:table-cell office:value-type="string" calcext:value-type="string">
            <text:p>NONATO</text:p>
          </table:table-cell>
          <table:table-cell office:value-type="string" calcext:value-type="string">
            <text:p>DANZEL ANDREA</text:p>
          </table:table-cell>
          <table:table-cell office:value-type="string" calcext:value-type="string">
            <text:p>28/03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danzelandrea.nonat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887" calcext:value-type="float">
            <text:p>3982887</text:p>
          </table:table-cell>
          <table:table-cell office:value-type="string" calcext:value-type="string">
            <text:p>26/10/2023</text:p>
          </table:table-cell>
          <table:table-cell office:value-type="float" office:value="342248" calcext:value-type="float">
            <text:p>342248</text:p>
          </table:table-cell>
          <table:table-cell office:value-type="string" calcext:value-type="string">
            <text:p>OCCHINI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27/01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christian.occhin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15" calcext:value-type="float">
            <text:p>3981715</text:p>
          </table:table-cell>
          <table:table-cell office:value-type="string" calcext:value-type="string">
            <text:p>23/10/2023</text:p>
          </table:table-cell>
          <table:table-cell office:value-type="float" office:value="339644" calcext:value-type="float">
            <text:p>339644</text:p>
          </table:table-cell>
          <table:table-cell office:value-type="string" calcext:value-type="string">
            <text:p>PAPPAIANNI</text:p>
          </table:table-cell>
          <table:table-cell office:value-type="string" calcext:value-type="string">
            <text:p>UMBERTO</text:p>
          </table:table-cell>
          <table:table-cell office:value-type="string" calcext:value-type="string">
            <text:p>15/06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umberto.pappaiann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901" calcext:value-type="float">
            <text:p>3981901</text:p>
          </table:table-cell>
          <table:table-cell office:value-type="string" calcext:value-type="string">
            <text:p>24/10/2023</text:p>
          </table:table-cell>
          <table:table-cell office:value-type="float" office:value="343041" calcext:value-type="float">
            <text:p>343041</text:p>
          </table:table-cell>
          <table:table-cell office:value-type="string" calcext:value-type="string">
            <text:p>PASQUALI</text:p>
          </table:table-cell>
          <table:table-cell office:value-type="string" calcext:value-type="string">
            <text:p>MIRCO</text:p>
          </table:table-cell>
          <table:table-cell table:style-name="ce7" office:value-type="string" calcext:value-type="string">
            <text:p>11/05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mirco.pasqual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369" calcext:value-type="float">
            <text:p>3983369</text:p>
          </table:table-cell>
          <table:table-cell office:value-type="string" calcext:value-type="string">
            <text:p>28/10/2023</text:p>
          </table:table-cell>
          <table:table-cell office:value-type="float" office:value="342976" calcext:value-type="float">
            <text:p>342976</text:p>
          </table:table-cell>
          <table:table-cell office:value-type="string" calcext:value-type="string">
            <text:p>PAULIUC</text:p>
          </table:table-cell>
          <table:table-cell office:value-type="string" calcext:value-type="string">
            <text:p>EDOARDO DAVIDE</text:p>
          </table:table-cell>
          <table:table-cell table:style-name="ce7" office:value-type="string" calcext:value-type="string">
            <text:p>07/06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edoardodavide.pauliuc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431" calcext:value-type="float">
            <text:p>3982431</text:p>
          </table:table-cell>
          <table:table-cell office:value-type="string" calcext:value-type="string">
            <text:p>25/10/2023</text:p>
          </table:table-cell>
          <table:table-cell office:value-type="float" office:value="343067" calcext:value-type="float">
            <text:p>343067</text:p>
          </table:table-cell>
          <table:table-cell office:value-type="string" calcext:value-type="string">
            <text:p>PECORARI</text:p>
          </table:table-cell>
          <table:table-cell office:value-type="string" calcext:value-type="string">
            <text:p>MARGHERITA</text:p>
          </table:table-cell>
          <table:table-cell office:value-type="string" calcext:value-type="string">
            <text:p>29/09/2001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margherita.pecorar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364" calcext:value-type="float">
            <text:p>3982364</text:p>
          </table:table-cell>
          <table:table-cell office:value-type="string" calcext:value-type="string">
            <text:p>25/10/2023</text:p>
          </table:table-cell>
          <table:table-cell office:value-type="float" office:value="339492" calcext:value-type="float">
            <text:p>339492</text:p>
          </table:table-cell>
          <table:table-cell office:value-type="string" calcext:value-type="string">
            <text:p>PETRUZZELLIS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21/08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federico.petruzzellis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431" calcext:value-type="float">
            <text:p>3983431</text:p>
          </table:table-cell>
          <table:table-cell office:value-type="string" calcext:value-type="string">
            <text:p>28/10/2023</text:p>
          </table:table-cell>
          <table:table-cell office:value-type="float" office:value="334283" calcext:value-type="float">
            <text:p>334283</text:p>
          </table:table-cell>
          <table:table-cell office:value-type="string" calcext:value-type="string">
            <text:p>PETTI</text:p>
          </table:table-cell>
          <table:table-cell office:value-type="string" calcext:value-type="string">
            <text:p>PIETRO</text:p>
          </table:table-cell>
          <table:table-cell office:value-type="string" calcext:value-type="string">
            <text:p>17/01/1999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2/2023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pietro.petti.99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47" calcext:value-type="float">
            <text:p>3981747</text:p>
          </table:table-cell>
          <table:table-cell office:value-type="string" calcext:value-type="string">
            <text:p>23/10/2023</text:p>
          </table:table-cell>
          <table:table-cell office:value-type="float" office:value="340529" calcext:value-type="float">
            <text:p>340529</text:p>
          </table:table-cell>
          <table:table-cell office:value-type="string" calcext:value-type="string">
            <text:p>PIANTADOSI</text:p>
          </table:table-cell>
          <table:table-cell office:value-type="string" calcext:value-type="string">
            <text:p>DANIELE</text:p>
          </table:table-cell>
          <table:table-cell table:style-name="ce7" office:value-type="string" calcext:value-type="string">
            <text:p>05/11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daniele.piantados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915" calcext:value-type="float">
            <text:p>3982915</text:p>
          </table:table-cell>
          <table:table-cell office:value-type="string" calcext:value-type="string">
            <text:p>26/10/2023</text:p>
          </table:table-cell>
          <table:table-cell office:value-type="float" office:value="343993" calcext:value-type="float">
            <text:p>343993</text:p>
          </table:table-cell>
          <table:table-cell office:value-type="string" calcext:value-type="string">
            <text:p>PICA</text:p>
          </table:table-cell>
          <table:table-cell office:value-type="string" calcext:value-type="string">
            <text:p>RICCARDO</text:p>
          </table:table-cell>
          <table:table-cell office:value-type="string" calcext:value-type="string">
            <text:p>19/11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riccardo.pica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36" calcext:value-type="float">
            <text:p>3981836</text:p>
          </table:table-cell>
          <table:table-cell office:value-type="string" calcext:value-type="string">
            <text:p>24/10/2023</text:p>
          </table:table-cell>
          <table:table-cell office:value-type="float" office:value="341463" calcext:value-type="float">
            <text:p>341463</text:p>
          </table:table-cell>
          <table:table-cell office:value-type="string" calcext:value-type="string">
            <text:p>PIERLUCA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15/01/2005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francesco.pierluca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82" calcext:value-type="float">
            <text:p>3981782</text:p>
          </table:table-cell>
          <table:table-cell office:value-type="string" calcext:value-type="string">
            <text:p>23/10/2023</text:p>
          </table:table-cell>
          <table:table-cell office:value-type="float" office:value="343266" calcext:value-type="float">
            <text:p>343266</text:p>
          </table:table-cell>
          <table:table-cell office:value-type="string" calcext:value-type="string">
            <text:p>PISCHE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18/03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giovanni.pische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54" calcext:value-type="float">
            <text:p>3981754</text:p>
          </table:table-cell>
          <table:table-cell office:value-type="string" calcext:value-type="string">
            <text:p>23/10/2023</text:p>
          </table:table-cell>
          <table:table-cell office:value-type="float" office:value="343042" calcext:value-type="float">
            <text:p>343042</text:p>
          </table:table-cell>
          <table:table-cell office:value-type="string" calcext:value-type="string">
            <text:p>POLI</text:p>
          </table:table-cell>
          <table:table-cell office:value-type="string" calcext:value-type="string">
            <text:p>ALESSANDRO</text:p>
          </table:table-cell>
          <table:table-cell table:style-name="ce7" office:value-type="string" calcext:value-type="string">
            <text:p>09/08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alessandro.poli.04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981" calcext:value-type="float">
            <text:p>3981981</text:p>
          </table:table-cell>
          <table:table-cell office:value-type="string" calcext:value-type="string">
            <text:p>24/10/2023</text:p>
          </table:table-cell>
          <table:table-cell office:value-type="float" office:value="343554" calcext:value-type="float">
            <text:p>343554</text:p>
          </table:table-cell>
          <table:table-cell office:value-type="string" calcext:value-type="string">
            <text:p>POLITANO'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20/09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tommaso.politan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646" calcext:value-type="float">
            <text:p>3981646</text:p>
          </table:table-cell>
          <table:table-cell office:value-type="string" calcext:value-type="string">
            <text:p>23/10/2023</text:p>
          </table:table-cell>
          <table:table-cell office:value-type="float" office:value="341969" calcext:value-type="float">
            <text:p>341969</text:p>
          </table:table-cell>
          <table:table-cell office:value-type="string" calcext:value-type="string">
            <text:p>POPESCU</text:p>
          </table:table-cell>
          <table:table-cell office:value-type="string" calcext:value-type="string">
            <text:p>MILENA</text:p>
          </table:table-cell>
          <table:table-cell office:value-type="string" calcext:value-type="string">
            <text:p>20/01/2005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milena.popescu@students.uniroma2.eu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8067803 - PROGRAMMAZIONE DEI CALCOLATORI CON LABORATORIO</text:p>
          </table:table-cell>
          <table:table-cell table:style-name="ce2" office:value-type="float" office:value="3981929" calcext:value-type="float">
            <text:p>3981929</text:p>
          </table:table-cell>
          <table:table-cell table:style-name="ce2" office:value-type="string" calcext:value-type="string">
            <text:p>24/10/2023</text:p>
          </table:table-cell>
          <table:table-cell table:style-name="ce2" office:value-type="float" office:value="316439" calcext:value-type="float">
            <text:p>316439</text:p>
          </table:table-cell>
          <table:table-cell table:style-name="ce2" office:value-type="string" calcext:value-type="string">
            <text:p>POPOLI</text:p>
          </table:table-cell>
          <table:table-cell table:style-name="ce2" office:value-type="string" calcext:value-type="string">
            <text:p>DICKSON JUNIOR</text:p>
          </table:table-cell>
          <table:table-cell table:style-name="ce2" office:value-type="string" calcext:value-type="string">
            <text:p>15/08/2002</text:p>
          </table:table-cell>
          <table:table-cell table:style-name="ce2" office:value-type="string" calcext:value-type="string">
            <text:p>H02</text:p>
          </table:table-cell>
          <table:table-cell table:style-name="ce2" office:value-type="string" calcext:value-type="string">
            <text:p>31/10/2023</text:p>
          </table:table-cell>
          <table:table-cell table:style-name="ce2" office:value-type="string" calcext:value-type="string">
            <text:p>2021/2022</text:p>
          </table:table-cell>
          <table:table-cell table:style-name="ce2" office:value-type="string" calcext:value-type="string">
            <text:p>3 FUORICORSO</text:p>
          </table:table-cell>
          <table:table-cell table:style-name="ce2" office:value-type="string" calcext:value-type="string">
            <text:p>dicksonjunior.popoli@students.uniroma2.eu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037" calcext:value-type="float">
            <text:p>3983037</text:p>
          </table:table-cell>
          <table:table-cell office:value-type="string" calcext:value-type="string">
            <text:p>27/10/2023</text:p>
          </table:table-cell>
          <table:table-cell office:value-type="float" office:value="345363" calcext:value-type="float">
            <text:p>345363</text:p>
          </table:table-cell>
          <table:table-cell office:value-type="string" calcext:value-type="string">
            <text:p>PORRONI</text:p>
          </table:table-cell>
          <table:table-cell office:value-type="string" calcext:value-type="string">
            <text:p>GIOELE</text:p>
          </table:table-cell>
          <table:table-cell office:value-type="string" calcext:value-type="string">
            <text:p>27/01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gioele.porron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063" calcext:value-type="float">
            <text:p>3983063</text:p>
          </table:table-cell>
          <table:table-cell office:value-type="string" calcext:value-type="string">
            <text:p>27/10/2023</text:p>
          </table:table-cell>
          <table:table-cell office:value-type="float" office:value="349379" calcext:value-type="float">
            <text:p>349379</text:p>
          </table:table-cell>
          <table:table-cell office:value-type="string" calcext:value-type="string">
            <text:p>PROFILI</text:p>
          </table:table-cell>
          <table:table-cell office:value-type="string" calcext:value-type="string">
            <text:p>MATTEO</text:p>
          </table:table-cell>
          <table:table-cell table:style-name="ce7" office:value-type="string" calcext:value-type="string">
            <text:p>08/11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matteo.profil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43" calcext:value-type="float">
            <text:p>3981843</text:p>
          </table:table-cell>
          <table:table-cell office:value-type="string" calcext:value-type="string">
            <text:p>24/10/2023</text:p>
          </table:table-cell>
          <table:table-cell office:value-type="float" office:value="339784" calcext:value-type="float">
            <text:p>339784</text:p>
          </table:table-cell>
          <table:table-cell office:value-type="string" calcext:value-type="string">
            <text:p>QUARTUCCI</text:p>
          </table:table-cell>
          <table:table-cell office:value-type="string" calcext:value-type="string">
            <text:p>LEONARDO</text:p>
          </table:table-cell>
          <table:table-cell table:style-name="ce7" office:value-type="string" calcext:value-type="string">
            <text:p>11/02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eonardo.quartucci@students.uniroma2.eu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8067803 - PROGRAMMAZIONE DEI CALCOLATORI CON LABORATORIO</text:p>
          </table:table-cell>
          <table:table-cell table:style-name="ce4" office:value-type="float" office:value="3981978" calcext:value-type="float">
            <text:p>3981978</text:p>
          </table:table-cell>
          <table:table-cell table:style-name="ce4" office:value-type="string" calcext:value-type="string">
            <text:p>24/10/2023</text:p>
          </table:table-cell>
          <table:table-cell table:style-name="ce4" office:value-type="float" office:value="347751" calcext:value-type="float">
            <text:p>347751</text:p>
          </table:table-cell>
          <table:table-cell table:style-name="ce4" office:value-type="string" calcext:value-type="string">
            <text:p>QUATTROCCHI</text:p>
          </table:table-cell>
          <table:table-cell table:style-name="ce4" office:value-type="string" calcext:value-type="string">
            <text:p>PAOLO ERMINIO</text:p>
          </table:table-cell>
          <table:table-cell table:style-name="ce4" office:value-type="string" calcext:value-type="string">
            <text:p>14/10/2003</text:p>
          </table:table-cell>
          <table:table-cell table:style-name="ce4" office:value-type="string" calcext:value-type="string">
            <text:p>H02</text:p>
          </table:table-cell>
          <table:table-cell table:style-name="ce4" office:value-type="string" calcext:value-type="string">
            <text:p>31/10/2023</text:p>
          </table:table-cell>
          <table:table-cell table:style-name="ce4" office:value-type="string" calcext:value-type="string">
            <text:p>2023/2024</text:p>
          </table:table-cell>
          <table:table-cell table:style-name="ce4" office:value-type="string" calcext:value-type="string">
            <text:p>1 IN CORSO</text:p>
          </table:table-cell>
          <table:table-cell table:style-name="ce4" office:value-type="string" calcext:value-type="string">
            <text:p>paoloerminio.quattrocchi@students.uniroma2.eu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462" calcext:value-type="float">
            <text:p>3982462</text:p>
          </table:table-cell>
          <table:table-cell office:value-type="string" calcext:value-type="string">
            <text:p>25/10/2023</text:p>
          </table:table-cell>
          <table:table-cell office:value-type="float" office:value="342737" calcext:value-type="float">
            <text:p>342737</text:p>
          </table:table-cell>
          <table:table-cell office:value-type="string" calcext:value-type="string">
            <text:p>QUATTROCCHI</text:p>
          </table:table-cell>
          <table:table-cell office:value-type="string" calcext:value-type="string">
            <text:p>ANDREA</text:p>
          </table:table-cell>
          <table:table-cell table:style-name="ce7" office:value-type="string" calcext:value-type="string">
            <text:p>08/05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andrea.quattrocchi.01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022" calcext:value-type="float">
            <text:p>3983022</text:p>
          </table:table-cell>
          <table:table-cell office:value-type="string" calcext:value-type="string">
            <text:p>27/10/2023</text:p>
          </table:table-cell>
          <table:table-cell office:value-type="float" office:value="340343" calcext:value-type="float">
            <text:p>340343</text:p>
          </table:table-cell>
          <table:table-cell office:value-type="string" calcext:value-type="string">
            <text:p>RIZZO</text:p>
          </table:table-cell>
          <table:table-cell office:value-type="string" calcext:value-type="string">
            <text:p>GIORGIO</text:p>
          </table:table-cell>
          <table:table-cell office:value-type="string" calcext:value-type="string">
            <text:p>24/02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giorgio.rizz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49" calcext:value-type="float">
            <text:p>3981749</text:p>
          </table:table-cell>
          <table:table-cell office:value-type="string" calcext:value-type="string">
            <text:p>23/10/2023</text:p>
          </table:table-cell>
          <table:table-cell office:value-type="float" office:value="348456" calcext:value-type="float">
            <text:p>348456</text:p>
          </table:table-cell>
          <table:table-cell office:value-type="string" calcext:value-type="string">
            <text:p>ROMANELLI</text:p>
          </table:table-cell>
          <table:table-cell office:value-type="string" calcext:value-type="string">
            <text:p>VALERIO</text:p>
          </table:table-cell>
          <table:table-cell office:value-type="string" calcext:value-type="string">
            <text:p>26/02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valerio.romanell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43" calcext:value-type="float">
            <text:p>3981743</text:p>
          </table:table-cell>
          <table:table-cell office:value-type="string" calcext:value-type="string">
            <text:p>23/10/2023</text:p>
          </table:table-cell>
          <table:table-cell office:value-type="float" office:value="340978" calcext:value-type="float">
            <text:p>340978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DAVIDE</text:p>
          </table:table-cell>
          <table:table-cell table:style-name="ce7" office:value-type="string" calcext:value-type="string">
            <text:p>03/09/2002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davide.rome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058" calcext:value-type="float">
            <text:p>3983058</text:p>
          </table:table-cell>
          <table:table-cell office:value-type="string" calcext:value-type="string">
            <text:p>27/10/2023</text:p>
          </table:table-cell>
          <table:table-cell office:value-type="float" office:value="339944" calcext:value-type="float">
            <text:p>339944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FRANCESCO</text:p>
          </table:table-cell>
          <table:table-cell table:style-name="ce7" office:value-type="string" calcext:value-type="string">
            <text:p>11/11/1999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francesco.rossi.11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699" calcext:value-type="float">
            <text:p>3981699</text:p>
          </table:table-cell>
          <table:table-cell office:value-type="string" calcext:value-type="string">
            <text:p>23/10/2023</text:p>
          </table:table-cell>
          <table:table-cell office:value-type="float" office:value="341716" calcext:value-type="float">
            <text:p>341716</text:p>
          </table:table-cell>
          <table:table-cell office:value-type="string" calcext:value-type="string">
            <text:p>RUSSO</text:p>
          </table:table-cell>
          <table:table-cell office:value-type="string" calcext:value-type="string">
            <text:p>LUCA</text:p>
          </table:table-cell>
          <table:table-cell table:style-name="ce7" office:value-type="string" calcext:value-type="string">
            <text:p>04/01/2005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uca.russo.04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10" calcext:value-type="float">
            <text:p>3981710</text:p>
          </table:table-cell>
          <table:table-cell office:value-type="string" calcext:value-type="string">
            <text:p>23/10/2023</text:p>
          </table:table-cell>
          <table:table-cell office:value-type="float" office:value="343043" calcext:value-type="float">
            <text:p>343043</text:p>
          </table:table-cell>
          <table:table-cell office:value-type="string" calcext:value-type="string">
            <text:p>SANTANIELLO</text:p>
          </table:table-cell>
          <table:table-cell office:value-type="string" calcext:value-type="string">
            <text:p>FRANCESCO PAOLO</text:p>
          </table:table-cell>
          <table:table-cell table:style-name="ce7" office:value-type="string" calcext:value-type="string">
            <text:p>08/11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francescopaolo.santaniell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044" calcext:value-type="float">
            <text:p>3982044</text:p>
          </table:table-cell>
          <table:table-cell office:value-type="string" calcext:value-type="string">
            <text:p>24/10/2023</text:p>
          </table:table-cell>
          <table:table-cell office:value-type="float" office:value="347933" calcext:value-type="float">
            <text:p>347933</text:p>
          </table:table-cell>
          <table:table-cell office:value-type="string" calcext:value-type="string">
            <text:p>SAURI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28/10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giordano.sauri@students.uniroma2.eu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8067803 - PROGRAMMAZIONE DEI CALCOLATORI CON LABORATORIO</text:p>
          </table:table-cell>
          <table:table-cell table:style-name="ce4" office:value-type="float" office:value="3983312" calcext:value-type="float">
            <text:p>3983312</text:p>
          </table:table-cell>
          <table:table-cell table:style-name="ce4" office:value-type="string" calcext:value-type="string">
            <text:p>28/10/2023</text:p>
          </table:table-cell>
          <table:table-cell table:style-name="ce4" office:value-type="float" office:value="346314" calcext:value-type="float">
            <text:p>346314</text:p>
          </table:table-cell>
          <table:table-cell table:style-name="ce4" office:value-type="string" calcext:value-type="string">
            <text:p>SCACCHI</text:p>
          </table:table-cell>
          <table:table-cell table:style-name="ce4" office:value-type="string" calcext:value-type="string">
            <text:p>ANDREA</text:p>
          </table:table-cell>
          <table:table-cell table:style-name="ce8" office:value-type="string" calcext:value-type="string">
            <text:p>10/01/1997</text:p>
          </table:table-cell>
          <table:table-cell table:style-name="ce4" office:value-type="string" calcext:value-type="string">
            <text:p>H02</text:p>
          </table:table-cell>
          <table:table-cell table:style-name="ce4" office:value-type="string" calcext:value-type="string">
            <text:p>31/10/2023</text:p>
          </table:table-cell>
          <table:table-cell table:style-name="ce4" office:value-type="string" calcext:value-type="string">
            <text:p>2022/2023</text:p>
          </table:table-cell>
          <table:table-cell table:style-name="ce4" office:value-type="string" calcext:value-type="string">
            <text:p>1 IN CORSO</text:p>
          </table:table-cell>
          <table:table-cell table:style-name="ce4" office:value-type="string" calcext:value-type="string">
            <text:p>andrea.scacchi@students.uniroma2.eu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05" calcext:value-type="float">
            <text:p>3981705</text:p>
          </table:table-cell>
          <table:table-cell office:value-type="string" calcext:value-type="string">
            <text:p>23/10/2023</text:p>
          </table:table-cell>
          <table:table-cell office:value-type="float" office:value="339499" calcext:value-type="float">
            <text:p>339499</text:p>
          </table:table-cell>
          <table:table-cell office:value-type="string" calcext:value-type="string">
            <text:p>SCALZO</text:p>
          </table:table-cell>
          <table:table-cell office:value-type="string" calcext:value-type="string">
            <text:p>ALESSIO</text:p>
          </table:table-cell>
          <table:table-cell office:value-type="string" calcext:value-type="string">
            <text:p>23/03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alessio.scalz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992" calcext:value-type="float">
            <text:p>3982992</text:p>
          </table:table-cell>
          <table:table-cell office:value-type="string" calcext:value-type="string">
            <text:p>27/10/2023</text:p>
          </table:table-cell>
          <table:table-cell office:value-type="float" office:value="341925" calcext:value-type="float">
            <text:p>341925</text:p>
          </table:table-cell>
          <table:table-cell office:value-type="string" calcext:value-type="string">
            <text:p>SCARPATI</text:p>
          </table:table-cell>
          <table:table-cell office:value-type="string" calcext:value-type="string">
            <text:p>NICHOLAS ANDREA</text:p>
          </table:table-cell>
          <table:table-cell office:value-type="string" calcext:value-type="string">
            <text:p>22/07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nicholasandrea.scarpat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001" calcext:value-type="float">
            <text:p>3982001</text:p>
          </table:table-cell>
          <table:table-cell office:value-type="string" calcext:value-type="string">
            <text:p>24/10/2023</text:p>
          </table:table-cell>
          <table:table-cell office:value-type="float" office:value="346722" calcext:value-type="float">
            <text:p>346722</text:p>
          </table:table-cell>
          <table:table-cell office:value-type="string" calcext:value-type="string">
            <text:p>SEMERANO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14/02/2005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elisa.semerano@students.uniroma2.eu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8067803 - PROGRAMMAZIONE DEI CALCOLATORI CON LABORATORIO</text:p>
          </table:table-cell>
          <table:table-cell table:style-name="ce4" office:value-type="float" office:value="3983572" calcext:value-type="float">
            <text:p>3983572</text:p>
          </table:table-cell>
          <table:table-cell table:style-name="ce4" office:value-type="string" calcext:value-type="string">
            <text:p>29/10/2023</text:p>
          </table:table-cell>
          <table:table-cell table:style-name="ce4" office:value-type="float" office:value="343959" calcext:value-type="float">
            <text:p>343959</text:p>
          </table:table-cell>
          <table:table-cell table:style-name="ce4" office:value-type="string" calcext:value-type="string">
            <text:p>SFORZA</text:p>
          </table:table-cell>
          <table:table-cell table:style-name="ce4" office:value-type="string" calcext:value-type="string">
            <text:p>ANDREA</text:p>
          </table:table-cell>
          <table:table-cell table:style-name="ce4" office:value-type="string" calcext:value-type="string">
            <text:p>29/05/2004</text:p>
          </table:table-cell>
          <table:table-cell table:style-name="ce4" office:value-type="string" calcext:value-type="string">
            <text:p>H02</text:p>
          </table:table-cell>
          <table:table-cell table:style-name="ce4" office:value-type="string" calcext:value-type="string">
            <text:p>31/10/2023</text:p>
          </table:table-cell>
          <table:table-cell table:style-name="ce4" office:value-type="string" calcext:value-type="string">
            <text:p>2023/2024</text:p>
          </table:table-cell>
          <table:table-cell table:style-name="ce4" office:value-type="string" calcext:value-type="string">
            <text:p>1 IN CORSO</text:p>
          </table:table-cell>
          <table:table-cell table:style-name="ce4" office:value-type="string" calcext:value-type="string">
            <text:p>andrea.sforza@students.uniroma2.eu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789" calcext:value-type="float">
            <text:p>3982789</text:p>
          </table:table-cell>
          <table:table-cell office:value-type="string" calcext:value-type="string">
            <text:p>26/10/2023</text:p>
          </table:table-cell>
          <table:table-cell office:value-type="float" office:value="341836" calcext:value-type="float">
            <text:p>341836</text:p>
          </table:table-cell>
          <table:table-cell office:value-type="string" calcext:value-type="string">
            <text:p>SILVAGNI</text:p>
          </table:table-cell>
          <table:table-cell office:value-type="string" calcext:value-type="string">
            <text:p>JOELE</text:p>
          </table:table-cell>
          <table:table-cell office:value-type="string" calcext:value-type="string">
            <text:p>29/12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joele.silvagn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805" calcext:value-type="float">
            <text:p>3982805</text:p>
          </table:table-cell>
          <table:table-cell office:value-type="string" calcext:value-type="string">
            <text:p>26/10/2023</text:p>
          </table:table-cell>
          <table:table-cell office:value-type="float" office:value="346286" calcext:value-type="float">
            <text:p>346286</text:p>
          </table:table-cell>
          <table:table-cell office:value-type="string" calcext:value-type="string">
            <text:p>SPEZIALI</text:p>
          </table:table-cell>
          <table:table-cell office:value-type="string" calcext:value-type="string">
            <text:p>FEDERICO</text:p>
          </table:table-cell>
          <table:table-cell table:style-name="ce7" office:value-type="string" calcext:value-type="string">
            <text:p>08/05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federico.speziali@students.uniroma2.eu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8067803 - PROGRAMMAZIONE DEI CALCOLATORI CON LABORATORIO</text:p>
          </table:table-cell>
          <table:table-cell table:style-name="ce4" office:value-type="float" office:value="3982785" calcext:value-type="float">
            <text:p>3982785</text:p>
          </table:table-cell>
          <table:table-cell table:style-name="ce4" office:value-type="string" calcext:value-type="string">
            <text:p>26/10/2023</text:p>
          </table:table-cell>
          <table:table-cell table:style-name="ce4" office:value-type="float" office:value="346510" calcext:value-type="float">
            <text:p>346510</text:p>
          </table:table-cell>
          <table:table-cell table:style-name="ce4" office:value-type="string" calcext:value-type="string">
            <text:p>SPINA</text:p>
          </table:table-cell>
          <table:table-cell table:style-name="ce4" office:value-type="string" calcext:value-type="string">
            <text:p>ENRICO</text:p>
          </table:table-cell>
          <table:table-cell table:style-name="ce4" office:value-type="string" calcext:value-type="string">
            <text:p>23/07/2004</text:p>
          </table:table-cell>
          <table:table-cell table:style-name="ce4" office:value-type="string" calcext:value-type="string">
            <text:p>H02</text:p>
          </table:table-cell>
          <table:table-cell table:style-name="ce4" office:value-type="string" calcext:value-type="string">
            <text:p>31/10/2023</text:p>
          </table:table-cell>
          <table:table-cell table:style-name="ce4" office:value-type="string" calcext:value-type="string">
            <text:p>2023/2024</text:p>
          </table:table-cell>
          <table:table-cell table:style-name="ce4" office:value-type="string" calcext:value-type="string">
            <text:p>1 IN CORSO</text:p>
          </table:table-cell>
          <table:table-cell table:style-name="ce4" office:value-type="string" calcext:value-type="string">
            <text:p>enrico.spina@students.uniroma2.eu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574" calcext:value-type="float">
            <text:p>3982574</text:p>
          </table:table-cell>
          <table:table-cell office:value-type="string" calcext:value-type="string">
            <text:p>25/10/2023</text:p>
          </table:table-cell>
          <table:table-cell office:value-type="float" office:value="332420" calcext:value-type="float">
            <text:p>332420</text:p>
          </table:table-cell>
          <table:table-cell office:value-type="string" calcext:value-type="string">
            <text:p>TALERICO</text:p>
          </table:table-cell>
          <table:table-cell office:value-type="string" calcext:value-type="string">
            <text:p>GIOVANNI</text:p>
          </table:table-cell>
          <table:table-cell table:style-name="ce7" office:value-type="string" calcext:value-type="string">
            <text:p>08/10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2/2023</text:p>
          </table:table-cell>
          <table:table-cell office:value-type="string" calcext:value-type="string">
            <text:p>1 RIPETENTE</text:p>
          </table:table-cell>
          <table:table-cell office:value-type="string" calcext:value-type="string">
            <text:p>giovanni.taleric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689" calcext:value-type="float">
            <text:p>3981689</text:p>
          </table:table-cell>
          <table:table-cell office:value-type="string" calcext:value-type="string">
            <text:p>23/10/2023</text:p>
          </table:table-cell>
          <table:table-cell office:value-type="float" office:value="347888" calcext:value-type="float">
            <text:p>347888</text:p>
          </table:table-cell>
          <table:table-cell office:value-type="string" calcext:value-type="string">
            <text:p>TAREK ABD ELAZIZ FAHMI MOHAMED NASIB</text:p>
          </table:table-cell>
          <table:table-cell office:value-type="string" calcext:value-type="string">
            <text:p>MOATAZ</text:p>
          </table:table-cell>
          <table:table-cell table:style-name="ce7" office:value-type="string" calcext:value-type="string">
            <text:p>04/11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moataz.tarekabdelazizfahmimohamednasib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026" calcext:value-type="float">
            <text:p>3983026</text:p>
          </table:table-cell>
          <table:table-cell office:value-type="string" calcext:value-type="string">
            <text:p>27/10/2023</text:p>
          </table:table-cell>
          <table:table-cell office:value-type="float" office:value="340455" calcext:value-type="float">
            <text:p>340455</text:p>
          </table:table-cell>
          <table:table-cell office:value-type="string" calcext:value-type="string">
            <text:p>TERRINONI</text:p>
          </table:table-cell>
          <table:table-cell office:value-type="string" calcext:value-type="string">
            <text:p>MATTEO</text:p>
          </table:table-cell>
          <table:table-cell table:style-name="ce7" office:value-type="string" calcext:value-type="string">
            <text:p>08/09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matteo.terrinoni.01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041" calcext:value-type="float">
            <text:p>3983041</text:p>
          </table:table-cell>
          <table:table-cell office:value-type="string" calcext:value-type="string">
            <text:p>27/10/2023</text:p>
          </table:table-cell>
          <table:table-cell office:value-type="float" office:value="349745" calcext:value-type="float">
            <text:p>349745</text:p>
          </table:table-cell>
          <table:table-cell office:value-type="string" calcext:value-type="string">
            <text:p>TICCONI</text:p>
          </table:table-cell>
          <table:table-cell office:value-type="string" calcext:value-type="string">
            <text:p>CAMILLA</text:p>
          </table:table-cell>
          <table:table-cell office:value-type="string" calcext:value-type="string">
            <text:p>16/06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camilla.ticconi.cam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69" calcext:value-type="float">
            <text:p>3981769</text:p>
          </table:table-cell>
          <table:table-cell office:value-type="string" calcext:value-type="string">
            <text:p>23/10/2023</text:p>
          </table:table-cell>
          <table:table-cell office:value-type="float" office:value="340732" calcext:value-type="float">
            <text:p>340732</text:p>
          </table:table-cell>
          <table:table-cell office:value-type="string" calcext:value-type="string">
            <text:p>TRINCA</text:p>
          </table:table-cell>
          <table:table-cell office:value-type="string" calcext:value-type="string">
            <text:p>DENNIS</text:p>
          </table:table-cell>
          <table:table-cell table:style-name="ce7" office:value-type="string" calcext:value-type="string">
            <text:p>10/01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dennis.trinca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227" calcext:value-type="float">
            <text:p>3982227</text:p>
          </table:table-cell>
          <table:table-cell office:value-type="string" calcext:value-type="string">
            <text:p>25/10/2023</text:p>
          </table:table-cell>
          <table:table-cell office:value-type="float" office:value="345974" calcext:value-type="float">
            <text:p>345974</text:p>
          </table:table-cell>
          <table:table-cell office:value-type="string" calcext:value-type="string">
            <text:p>TRIO</text:p>
          </table:table-cell>
          <table:table-cell office:value-type="string" calcext:value-type="string">
            <text:p>STEFANO</text:p>
          </table:table-cell>
          <table:table-cell office:value-type="string" calcext:value-type="string">
            <text:p>13/07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stefano.trio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25" calcext:value-type="float">
            <text:p>3981725</text:p>
          </table:table-cell>
          <table:table-cell office:value-type="string" calcext:value-type="string">
            <text:p>23/10/2023</text:p>
          </table:table-cell>
          <table:table-cell office:value-type="float" office:value="325838" calcext:value-type="float">
            <text:p>325838</text:p>
          </table:table-cell>
          <table:table-cell office:value-type="string" calcext:value-type="string">
            <text:p>VALENTINI</text:p>
          </table:table-cell>
          <table:table-cell office:value-type="string" calcext:value-type="string">
            <text:p>CHIARA</text:p>
          </table:table-cell>
          <table:table-cell office:value-type="string" calcext:value-type="string">
            <text:p>26/05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2/2023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chiara.valentini.03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3420" calcext:value-type="float">
            <text:p>3983420</text:p>
          </table:table-cell>
          <table:table-cell office:value-type="string" calcext:value-type="string">
            <text:p>28/10/2023</text:p>
          </table:table-cell>
          <table:table-cell office:value-type="float" office:value="347951" calcext:value-type="float">
            <text:p>347951</text:p>
          </table:table-cell>
          <table:table-cell office:value-type="string" calcext:value-type="string">
            <text:p>VASILESCU</text:p>
          </table:table-cell>
          <table:table-cell office:value-type="string" calcext:value-type="string">
            <text:p>MIHAELA ALEXANDRA</text:p>
          </table:table-cell>
          <table:table-cell office:value-type="string" calcext:value-type="string">
            <text:p>15/05/2003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mihaelaalexandra.vasilescu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56" calcext:value-type="float">
            <text:p>3981756</text:p>
          </table:table-cell>
          <table:table-cell office:value-type="string" calcext:value-type="string">
            <text:p>23/10/2023</text:p>
          </table:table-cell>
          <table:table-cell office:value-type="float" office:value="345555" calcext:value-type="float">
            <text:p>345555</text:p>
          </table:table-cell>
          <table:table-cell office:value-type="string" calcext:value-type="string">
            <text:p>VINCENTI</text:p>
          </table:table-cell>
          <table:table-cell office:value-type="string" calcext:value-type="string">
            <text:p>ELISA</text:p>
          </table:table-cell>
          <table:table-cell table:style-name="ce7" office:value-type="string" calcext:value-type="string">
            <text:p>01/05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elisa.vincenti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596" calcext:value-type="float">
            <text:p>3982596</text:p>
          </table:table-cell>
          <table:table-cell office:value-type="string" calcext:value-type="string">
            <text:p>26/10/2023</text:p>
          </table:table-cell>
          <table:table-cell office:value-type="float" office:value="346540" calcext:value-type="float">
            <text:p>346540</text:p>
          </table:table-cell>
          <table:table-cell office:value-type="string" calcext:value-type="string">
            <text:p>WADINAMBI ARACHCHIGE</text:p>
          </table:table-cell>
          <table:table-cell office:value-type="string" calcext:value-type="string">
            <text:p>UPADYA SENARATNA</text:p>
          </table:table-cell>
          <table:table-cell office:value-type="string" calcext:value-type="string">
            <text:p>13/03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upadyasenaratna.wadinambiarachchige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2998" calcext:value-type="float">
            <text:p>3982998</text:p>
          </table:table-cell>
          <table:table-cell office:value-type="string" calcext:value-type="string">
            <text:p>27/10/2023</text:p>
          </table:table-cell>
          <table:table-cell office:value-type="float" office:value="340796" calcext:value-type="float">
            <text:p>340796</text:p>
          </table:table-cell>
          <table:table-cell office:value-type="string" calcext:value-type="string">
            <text:p>WATRAK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15/09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martin.watrak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835" calcext:value-type="float">
            <text:p>3981835</text:p>
          </table:table-cell>
          <table:table-cell office:value-type="string" calcext:value-type="string">
            <text:p>24/10/2023</text:p>
          </table:table-cell>
          <table:table-cell office:value-type="float" office:value="340403" calcext:value-type="float">
            <text:p>340403</text:p>
          </table:table-cell>
          <table:table-cell office:value-type="string" calcext:value-type="string">
            <text:p>ZIYADA</text:p>
          </table:table-cell>
          <table:table-cell office:value-type="string" calcext:value-type="string">
            <text:p>LORENZO</text:p>
          </table:table-cell>
          <table:table-cell table:style-name="ce7" office:value-type="string" calcext:value-type="string">
            <text:p>08/11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lorenzo.ziyada@students.uniroma2.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7803 - PROGRAMMAZIONE DEI CALCOLATORI CON LABORATORIO</text:p>
          </table:table-cell>
          <table:table-cell office:value-type="float" office:value="3981716" calcext:value-type="float">
            <text:p>3981716</text:p>
          </table:table-cell>
          <table:table-cell office:value-type="string" calcext:value-type="string">
            <text:p>23/10/2023</text:p>
          </table:table-cell>
          <table:table-cell office:value-type="float" office:value="342795" calcext:value-type="float">
            <text:p>342795</text:p>
          </table:table-cell>
          <table:table-cell office:value-type="string" calcext:value-type="string">
            <text:p>ZUGALLI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17/09/2004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31/10/2023</text:p>
          </table:table-cell>
          <table:table-cell office:value-type="string" calcext:value-type="string">
            <text:p>2023/2024</text:p>
          </table:table-cell>
          <table:table-cell office:value-type="string" calcext:value-type="string">
            <text:p>1 IN CORSO</text:p>
          </table:table-cell>
          <table:table-cell office:value-type="string" calcext:value-type="string">
            <text:p>matteo.zugalli@students.uniroma2.eu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prenotati.A2:prenotati.AMJ15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10-31T10:13:36.668000000</dc:date>
    <meta:editing-duration>PT1H3M50S</meta:editing-duration>
    <meta:editing-cycles>6</meta:editing-cycles>
    <meta:generator>LibreOffice/6.4.4.2$Windows_X86_64 LibreOffice_project/3d775be2011f3886db32dfd395a6a6d1ca2630ff</meta:generator>
    <meta:document-statistic meta:table-count="1" meta:cell-count="1908" meta:object-count="0"/>
  </office:meta>
</office:document-meta>
</file>